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9571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5819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878in"/>
    </style:style>
    <style:style style:name="co13" style:family="table-column">
      <style:table-column-properties fo:break-before="auto" style:column-width="0.9161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3583in"/>
    </style:style>
    <style:style style:name="co17" style:family="table-column">
      <style:table-column-properties fo:break-before="auto" style:column-width="1.9425in"/>
    </style:style>
    <style:style style:name="co18" style:family="table-column">
      <style:table-column-properties fo:break-before="auto" style:column-width="1.2453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1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5" style:family="table-cell" style:parent-style-name="Default" style:data-style-name="N122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48:RESULTS.A59 RESULTS.B48:RESULTS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48:RESULTS.A59 RESULTS.C48:RESULTS.C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ce31"/>
        <table:table-column table:style-name="co13" table:default-cell-style-name="Default"/>
        <table:table-column table:style-name="co6" table:default-cell-style-name="Default"/>
        <table:table-column table:style-name="co12" table:default-cell-style-name="ce31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ce31"/>
        <table:table-column table:style-name="co18" table:default-cell-style-name="ce31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/>
          <table:table-cell table:style-name="ce17" office:value-type="string" calcext:value-type="string" table:number-columns-spanned="22" table:number-rows-spanned="1">
            <text:p>Relative improvement over the best result of heuristics averaged over 22 instances</text:p>
          </table:table-cell>
          <table:covered-table-cell table:number-columns-repeated="2" table:style-name="ce17"/>
          <table:covered-table-cell table:style-name="ce119"/>
          <table:covered-table-cell table:number-columns-repeated="5" table:style-name="ce17"/>
          <table:covered-table-cell table:style-name="ce119"/>
          <table:covered-table-cell table:number-columns-repeated="2" table:style-name="ce17"/>
          <table:covered-table-cell table:style-name="ce119"/>
          <table:covered-table-cell table:number-columns-repeated="7" table:style-name="ce17"/>
          <table:covered-table-cell table:number-columns-repeated="2" table:style-name="ce119"/>
        </table:table-row>
        <table:table-row table:style-name="ro2">
          <table:covered-table-cell table:number-columns-repeated="2" table:style-name="ce1"/>
          <table:table-cell table:style-name="ce1"/>
          <table:table-cell table:style-name="ce19" office:value-type="string" calcext:value-type="string">
            <text:p>att48</text:p>
          </table:table-cell>
          <table:table-cell table:style-name="ce19" office:value-type="string" calcext:value-type="string">
            <text:p>bayg29</text:p>
          </table:table-cell>
          <table:table-cell table:style-name="ce19" office:value-type="string" calcext:value-type="string">
            <text:p>bays29</text:p>
          </table:table-cell>
          <table:table-cell table:style-name="ce23" office:value-type="string" calcext:value-type="string">
            <text:p>berlin52</text:p>
          </table:table-cell>
          <table:table-cell table:style-name="ce19" office:value-type="string" calcext:value-type="string">
            <text:p>brazil58</text:p>
          </table:table-cell>
          <table:table-cell table:style-name="ce19" office:value-type="string" calcext:value-type="string">
            <text:p>burma14</text:p>
          </table:table-cell>
          <table:table-cell table:style-name="ce19" office:value-type="string" calcext:value-type="string">
            <text:p>dantzig42</text:p>
          </table:table-cell>
          <table:table-cell table:style-name="ce19" office:value-type="string" calcext:value-type="string">
            <text:p>eil51</text:p>
          </table:table-cell>
          <table:table-cell table:style-name="ce19" office:value-type="string" calcext:value-type="string">
            <text:p>eil76</text:p>
          </table:table-cell>
          <table:table-cell table:style-name="ce23" office:value-type="string" calcext:value-type="string">
            <text:p>fri26</text:p>
          </table:table-cell>
          <table:table-cell table:style-name="ce19" office:value-type="string" calcext:value-type="string">
            <text:p>gr17</text:p>
          </table:table-cell>
          <table:table-cell table:style-name="ce19" office:value-type="string" calcext:value-type="string">
            <text:p>gr21</text:p>
          </table:table-cell>
          <table:table-cell table:style-name="ce23" office:value-type="string" calcext:value-type="string">
            <text:p>gr24</text:p>
          </table:table-cell>
          <table:table-cell table:style-name="ce19" office:value-type="string" calcext:value-type="string">
            <text:p>gr48</text:p>
          </table:table-cell>
          <table:table-cell table:style-name="ce19" office:value-type="string" calcext:value-type="string">
            <text:p>gr96</text:p>
          </table:table-cell>
          <table:table-cell table:style-name="ce19" office:value-type="string" calcext:value-type="string">
            <text:p>hk48</text:p>
          </table:table-cell>
          <table:table-cell table:style-name="ce19" office:value-type="string" calcext:value-type="string">
            <text:p>pr76</text:p>
          </table:table-cell>
          <table:table-cell table:style-name="ce19" office:value-type="string" calcext:value-type="string">
            <text:p>rat99</text:p>
          </table:table-cell>
          <table:table-cell table:style-name="ce19" office:value-type="string" calcext:value-type="string">
            <text:p>st70</text:p>
          </table:table-cell>
          <table:table-cell table:style-name="ce19" office:value-type="string" calcext:value-type="string">
            <text:p>swiss42</text:p>
          </table:table-cell>
          <table:table-cell table:style-name="ce23" office:value-type="string" calcext:value-type="string">
            <text:p>ulysses16</text:p>
          </table:table-cell>
          <table:table-cell table:style-name="ce23" office:value-type="string" calcext:value-type="string">
            <text:p>ulysses22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Optimal value →</text:p>
          </table:table-cell>
          <table:covered-table-cell table:style-name="ce1"/>
          <table:table-cell table:style-name="ce1"/>
          <table:table-cell table:style-name="ce19" office:value-type="float" office:value="10628" calcext:value-type="float">
            <text:p>10628</text:p>
          </table:table-cell>
          <table:table-cell table:style-name="ce19" office:value-type="float" office:value="1610" calcext:value-type="float">
            <text:p>1610</text:p>
          </table:table-cell>
          <table:table-cell table:style-name="ce19" office:value-type="float" office:value="2020" calcext:value-type="float">
            <text:p>2020</text:p>
          </table:table-cell>
          <table:table-cell table:style-name="ce23" office:value-type="float" office:value="7544.36590190409" calcext:value-type="float">
            <text:p>7544.36590190409</text:p>
          </table:table-cell>
          <table:table-cell table:style-name="ce19" table:number-columns-repeated="3"/>
          <table:table-cell table:style-name="ce19" office:value-type="float" office:value="429.983311983384" calcext:value-type="float">
            <text:p>429.983311983384</text:p>
          </table:table-cell>
          <table:table-cell table:style-name="ce19" office:value-type="float" office:value="545.387552468744" calcext:value-type="float">
            <text:p>545.387552468744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table:number-columns-repeated="2"/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46" calcext:value-type="float">
            <text:p>5046</text:p>
          </table:table-cell>
          <table:table-cell table:style-name="ce19" office:value-type="float" office:value="54691.0876739524" calcext:value-type="float">
            <text:p>54691.0876739524</text:p>
          </table:table-cell>
          <table:table-cell table:style-name="ce19"/>
          <table:table-cell table:style-name="ce19" office:value-type="float" office:value="108159.438274138" calcext:value-type="float">
            <text:p>108159.438274138</text:p>
          </table:table-cell>
          <table:table-cell table:style-name="ce19"/>
          <table:table-cell table:style-name="ce19" office:value-type="float" office:value="678.597452096625" calcext:value-type="float">
            <text:p>678.597452096625</text:p>
          </table:table-cell>
          <table:table-cell table:style-name="ce19"/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Best result of heuristics →</text:p>
          </table:table-cell>
          <table:covered-table-cell table:style-name="ce1"/>
          <table:table-cell table:style-name="ce1"/>
          <table:table-cell table:style-name="ce19" office:value-type="float" office:value="10721" calcext:value-type="float">
            <text:p>10721</text:p>
          </table:table-cell>
          <table:table-cell table:style-name="ce19" office:value-type="float" office:value="1628" calcext:value-type="float">
            <text:p>1628</text:p>
          </table:table-cell>
          <table:table-cell table:style-name="ce19" office:value-type="float" office:value="2028" calcext:value-type="float">
            <text:p>2028</text:p>
          </table:table-cell>
          <table:table-cell table:style-name="ce125" office:value-type="float" office:value="7544.36590190409" calcext:value-type="float">
            <text:p>7544.36590190409</text:p>
          </table:table-cell>
          <table:table-cell table:style-name="ce19" office:value-type="float" office:value="25664" calcext:value-type="float">
            <text:p>25664</text:p>
          </table:table-cell>
          <table:table-cell table:style-name="ce19" office:value-type="float" office:value="3330.60801545017" calcext:value-type="float">
            <text:p>3330.60801545017</text:p>
          </table:table-cell>
          <table:table-cell table:style-name="ce19" office:value-type="float" office:value="709" calcext:value-type="float">
            <text:p>709</text:p>
          </table:table-cell>
          <table:table-cell table:style-name="ce19" office:value-type="float" office:value="431.220729675664" calcext:value-type="float">
            <text:p>431.220729675664</text:p>
          </table:table-cell>
          <table:table-cell table:style-name="ce19" office:value-type="float" office:value="566.502808118878" calcext:value-type="float">
            <text:p>566.502808118878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office:value-type="float" office:value="2085" calcext:value-type="float">
            <text:p>2085</text:p>
          </table:table-cell>
          <table:table-cell table:style-name="ce19" office:value-type="float" office:value="2707" calcext:value-type="float">
            <text:p>2707</text:p>
          </table:table-cell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88" calcext:value-type="float">
            <text:p>5088</text:p>
          </table:table-cell>
          <table:table-cell table:style-name="ce19" office:value-type="float" office:value="55976.3875510599" calcext:value-type="float">
            <text:p>55976.3875510599</text:p>
          </table:table-cell>
          <table:table-cell table:style-name="ce19" office:value-type="float" office:value="11474" calcext:value-type="float">
            <text:p>11474</text:p>
          </table:table-cell>
          <table:table-cell table:style-name="ce19" office:value-type="float" office:value="109206.651778109" calcext:value-type="float">
            <text:p>109206.651778109</text:p>
          </table:table-cell>
          <table:table-cell table:style-name="ce19" office:value-type="float" office:value="1250.82567025409" calcext:value-type="float">
            <text:p>1250.82567025409</text:p>
          </table:table-cell>
          <table:table-cell table:style-name="ce19" office:value-type="float" office:value="689.113713781863" calcext:value-type="float">
            <text:p>689.113713781863</text:p>
          </table:table-cell>
          <table:table-cell table:style-name="ce19" office:value-type="float" office:value="1273" calcext:value-type="float">
            <text:p>1273</text:p>
          </table:table-cell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3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7"/>
          <table:table-cell table:style-name="ce23" table:number-columns-repeated="2"/>
        </table:table-row>
        <table:table-row table:style-name="ro4">
          <table:table-cell table:style-name="ce3" table:number-columns-repeated="3"/>
          <table:table-cell table:style-name="ce20" office:value-type="string" calcext:value-type="string" table:number-columns-spanned="22" table:number-rows-spanned="1">
            <text:p>Absolute values</text:p>
          </table:table-cell>
          <table:covered-table-cell table:number-columns-repeated="2" table:style-name="ce3"/>
          <table:covered-table-cell table:style-name="ce119"/>
          <table:covered-table-cell table:number-columns-repeated="5" table:style-name="ce3"/>
          <table:covered-table-cell table:style-name="ce119"/>
          <table:covered-table-cell table:number-columns-repeated="2" table:style-name="ce3"/>
          <table:covered-table-cell table:style-name="ce119"/>
          <table:covered-table-cell table:number-columns-repeated="7" table:style-name="ce3"/>
          <table:covered-table-cell table:number-columns-repeated="2" table:style-name="ce11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4" table:number-columns-repeated="2"/>
          <table:table-cell office:value-type="float" office:value="10987" calcext:value-type="float">
            <text:p>10987</text:p>
          </table:table-cell>
          <table:table-cell office:value-type="float" office:value="1631" calcext:value-type="float">
            <text:p>1631</text:p>
          </table:table-cell>
          <table:table-cell office:value-type="float" office:value="2041.66666666667" calcext:value-type="float">
            <text:p>2041.66666666667</text:p>
          </table:table-cell>
          <table:table-cell table:style-name="Default" office:value-type="float" office:value="7928.79545019867" calcext:value-type="float">
            <text:p>7928.79545019867</text:p>
          </table:table-cell>
          <table:table-cell office:value-type="float" office:value="26057.6666666667" calcext:value-type="float">
            <text:p>2605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0" calcext:value-type="float">
            <text:p>720</text:p>
          </table:table-cell>
          <table:table-cell office:value-type="float" office:value="436.735982782393" calcext:value-type="float">
            <text:p>436.735982782393</text:p>
          </table:table-cell>
          <table:table-cell office:value-type="float" office:value="567.751331155028" calcext:value-type="float">
            <text:p>567.751331155028</text:p>
          </table:table-cell>
          <table:table-cell table:style-name="Default" office:value-type="float" office:value="950.666666666667" calcext:value-type="float">
            <text:p>950.6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office:value-type="float" office:value="5150.66666666667" calcext:value-type="float">
            <text:p>5150.66666666667</text:p>
          </table:table-cell>
          <table:table-cell office:value-type="float" office:value="57226.1377875779" calcext:value-type="float">
            <text:p>57226.1377875779</text:p>
          </table:table-cell>
          <table:table-cell office:value-type="float" office:value="11753.3333333333" calcext:value-type="float">
            <text:p>11753.3333333333</text:p>
          </table:table-cell>
          <table:table-cell office:value-type="float" office:value="112870.516756898" calcext:value-type="float">
            <text:p>112870.516756898</text:p>
          </table:table-cell>
          <table:table-cell office:value-type="float" office:value="1275.19002387032" calcext:value-type="float">
            <text:p>1275.19002387032</text:p>
          </table:table-cell>
          <table:table-cell office:value-type="float" office:value="716.253143759472" calcext:value-type="float">
            <text:p>716.253143759472</text:p>
          </table:table-cell>
          <table:table-cell office:value-type="float" office:value="1299.33333333333" calcext:value-type="float">
            <text:p>1299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36.8840415606" calcext:value-type="float">
            <text:p>6936.8840415606</text:p>
          </table:table-cell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4" table:number-columns-repeated="2"/>
          <table:table-cell office:value-type="float" office:value="11050.3333333333" calcext:value-type="float">
            <text:p>11050.3333333333</text:p>
          </table:table-cell>
          <table:table-cell office:value-type="float" office:value="1648.66666666667" calcext:value-type="float">
            <text:p>1648.66666666667</text:p>
          </table:table-cell>
          <table:table-cell office:value-type="float" office:value="2040" calcext:value-type="float">
            <text:p>2040</text:p>
          </table:table-cell>
          <table:table-cell table:style-name="Default" office:value-type="float" office:value="8115.98777749708" calcext:value-type="float">
            <text:p>8115.98777749708</text:p>
          </table:table-cell>
          <table:table-cell office:value-type="float" office:value="26142.3333333333" calcext:value-type="float">
            <text:p>26142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0.666666666667" calcext:value-type="float">
            <text:p>720.666666666667</text:p>
          </table:table-cell>
          <table:table-cell office:value-type="float" office:value="435.592861901568" calcext:value-type="float">
            <text:p>435.592861901568</text:p>
          </table:table-cell>
          <table:table-cell office:value-type="float" office:value="583.111064050205" calcext:value-type="float">
            <text:p>583.111064050205</text:p>
          </table:table-cell>
          <table:table-cell table:style-name="Default" office:value-type="float" office:value="950.666666666667" calcext:value-type="float">
            <text:p>950.6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office:value-type="float" office:value="5127.66666666667" calcext:value-type="float">
            <text:p>5127.66666666667</text:p>
          </table:table-cell>
          <table:table-cell office:value-type="float" office:value="57851.1225844327" calcext:value-type="float">
            <text:p>57851.1225844327</text:p>
          </table:table-cell>
          <table:table-cell office:value-type="float" office:value="11792.6666666667" calcext:value-type="float">
            <text:p>11792.6666666667</text:p>
          </table:table-cell>
          <table:table-cell office:value-type="float" office:value="113396.65590592" calcext:value-type="float">
            <text:p>113396.65590592</text:p>
          </table:table-cell>
          <table:table-cell office:value-type="float" office:value="1307.04070273018" calcext:value-type="float">
            <text:p>1307.04070273018</text:p>
          </table:table-cell>
          <table:table-cell office:value-type="float" office:value="708.936807809612" calcext:value-type="float">
            <text:p>708.936807809612</text:p>
          </table:table-cell>
          <table:table-cell office:value-type="float" office:value="1304.66666666667" calcext:value-type="float">
            <text:p>1304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61.5445994035" calcext:value-type="float">
            <text:p>6961.5445994035</text:p>
          </table:table-cell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4" table:number-columns-repeated="2"/>
          <table:table-cell office:value-type="float" office:value="10984.3333333333" calcext:value-type="float">
            <text:p>10984.3333333333</text:p>
          </table:table-cell>
          <table:table-cell office:value-type="float" office:value="1627.66666666667" calcext:value-type="float">
            <text:p>1627.66666666667</text:p>
          </table:table-cell>
          <table:table-cell office:value-type="float" office:value="2040" calcext:value-type="float">
            <text:p>2040</text:p>
          </table:table-cell>
          <table:table-cell table:style-name="Default" office:value-type="float" office:value="8069.77111420487" calcext:value-type="float">
            <text:p>8069.77111420487</text:p>
          </table:table-cell>
          <table:table-cell office:value-type="float" office:value="25934.6666666667" calcext:value-type="float">
            <text:p>25934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2.666666666667" calcext:value-type="float">
            <text:p>712.666666666667</text:p>
          </table:table-cell>
          <table:table-cell office:value-type="float" office:value="439.044414359845" calcext:value-type="float">
            <text:p>439.044414359845</text:p>
          </table:table-cell>
          <table:table-cell office:value-type="float" office:value="576.919948936089" calcext:value-type="float">
            <text:p>576.919948936089</text:p>
          </table:table-cell>
          <table:table-cell table:style-name="Default" office:value-type="float" office:value="950.666666666667" calcext:value-type="float">
            <text:p>950.66666666666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office:value-type="float" office:value="5121.33333333333" calcext:value-type="float">
            <text:p>5121.33333333333</text:p>
          </table:table-cell>
          <table:table-cell office:value-type="float" office:value="57599.983014867" calcext:value-type="float">
            <text:p>57599.983014867</text:p>
          </table:table-cell>
          <table:table-cell office:value-type="float" office:value="11910.6666666667" calcext:value-type="float">
            <text:p>11910.6666666667</text:p>
          </table:table-cell>
          <table:table-cell office:value-type="float" office:value="114165.446648151" calcext:value-type="float">
            <text:p>114165.446648151</text:p>
          </table:table-cell>
          <table:table-cell office:value-type="float" office:value="1306.81634266859" calcext:value-type="float">
            <text:p>1306.81634266859</text:p>
          </table:table-cell>
          <table:table-cell office:value-type="float" office:value="700.726618838141" calcext:value-type="float">
            <text:p>700.726618838141</text:p>
          </table:table-cell>
          <table:table-cell office:value-type="float" office:value="1319.66666666667" calcext:value-type="float">
            <text:p>1319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61.5445994035" calcext:value-type="float">
            <text:p>6961.5445994035</text:p>
          </table:table-cell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4" table:number-columns-repeated="2"/>
          <table:table-cell office:value-type="float" office:value="11172.3333333333" calcext:value-type="float">
            <text:p>11172.3333333333</text:p>
          </table:table-cell>
          <table:table-cell office:value-type="float" office:value="1648.66666666667" calcext:value-type="float">
            <text:p>1648.66666666667</text:p>
          </table:table-cell>
          <table:table-cell office:value-type="float" office:value="2050" calcext:value-type="float">
            <text:p>2050</text:p>
          </table:table-cell>
          <table:table-cell table:style-name="Default" office:value-type="float" office:value="8128.53034492238" calcext:value-type="float">
            <text:p>8128.53034492238</text:p>
          </table:table-cell>
          <table:table-cell office:value-type="float" office:value="25633" calcext:value-type="float">
            <text:p>256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0" calcext:value-type="float">
            <text:p>710</text:p>
          </table:table-cell>
          <table:table-cell office:value-type="float" office:value="442.662267990095" calcext:value-type="float">
            <text:p>442.662267990095</text:p>
          </table:table-cell>
          <table:table-cell office:value-type="float" office:value="575.806803263071" calcext:value-type="float">
            <text:p>575.806803263071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31.33333333333" calcext:value-type="float">
            <text:p>5131.33333333333</text:p>
          </table:table-cell>
          <table:table-cell office:value-type="float" office:value="58330.2968559285" calcext:value-type="float">
            <text:p>58330.2968559285</text:p>
          </table:table-cell>
          <table:table-cell office:value-type="float" office:value="12156.6666666667" calcext:value-type="float">
            <text:p>12156.6666666667</text:p>
          </table:table-cell>
          <table:table-cell office:value-type="float" office:value="115351.736883137" calcext:value-type="float">
            <text:p>115351.736883137</text:p>
          </table:table-cell>
          <table:table-cell office:value-type="float" office:value="1306.96129206177" calcext:value-type="float">
            <text:p>1306.96129206177</text:p>
          </table:table-cell>
          <table:table-cell office:value-type="float" office:value="692.581245956406" calcext:value-type="float">
            <text:p>692.581245956406</text:p>
          </table:table-cell>
          <table:table-cell office:value-type="float" office:value="1326.66666666667" calcext:value-type="float">
            <text:p>1326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61.5445994035" calcext:value-type="float">
            <text:p>6961.5445994035</text:p>
          </table:table-cell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4" table:number-columns-repeated="2"/>
          <table:table-cell office:value-type="float" office:value="11234" calcext:value-type="float">
            <text:p>11234</text:p>
          </table:table-cell>
          <table:table-cell office:value-type="float" office:value="1631" calcext:value-type="float">
            <text:p>1631</text:p>
          </table:table-cell>
          <table:table-cell office:value-type="float" office:value="2040" calcext:value-type="float">
            <text:p>2040</text:p>
          </table:table-cell>
          <table:table-cell table:style-name="Default" office:value-type="float" office:value="7873.84088585773" calcext:value-type="float">
            <text:p>7873.84088585773</text:p>
          </table:table-cell>
          <table:table-cell office:value-type="float" office:value="25819.3333333333" calcext:value-type="float">
            <text:p>25819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9.333333333333" calcext:value-type="float">
            <text:p>709.333333333333</text:p>
          </table:table-cell>
          <table:table-cell office:value-type="float" office:value="442.920474099848" calcext:value-type="float">
            <text:p>442.920474099848</text:p>
          </table:table-cell>
          <table:table-cell office:value-type="float" office:value="574.147950823888" calcext:value-type="float">
            <text:p>574.147950823888</text:p>
          </table:table-cell>
          <table:table-cell table:style-name="Default" office:value-type="float" office:value="949.666666666667" calcext:value-type="float">
            <text:p>949.66666666666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44.33333333333" calcext:value-type="float">
            <text:p>5144.33333333333</text:p>
          </table:table-cell>
          <table:table-cell office:value-type="float" office:value="57864.4817341515" calcext:value-type="float">
            <text:p>57864.4817341515</text:p>
          </table:table-cell>
          <table:table-cell office:value-type="float" office:value="12111" calcext:value-type="float">
            <text:p>12111</text:p>
          </table:table-cell>
          <table:table-cell office:value-type="float" office:value="115378.067598929" calcext:value-type="float">
            <text:p>115378.067598929</text:p>
          </table:table-cell>
          <table:table-cell office:value-type="float" office:value="1284.14158177687" calcext:value-type="float">
            <text:p>1284.14158177687</text:p>
          </table:table-cell>
          <table:table-cell office:value-type="float" office:value="700.184124257232" calcext:value-type="float">
            <text:p>700.184124257232</text:p>
          </table:table-cell>
          <table:table-cell office:value-type="float" office:value="1307.33333333333" calcext:value-type="float">
            <text:p>1307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36.8840415606" calcext:value-type="float">
            <text:p>6936.8840415606</text:p>
          </table:table-cell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4" table:number-columns-repeated="2"/>
          <table:table-cell office:value-type="float" office:value="11229.6666666667" calcext:value-type="float">
            <text:p>11229.6666666667</text:p>
          </table:table-cell>
          <table:table-cell office:value-type="float" office:value="1650" calcext:value-type="float">
            <text:p>1650</text:p>
          </table:table-cell>
          <table:table-cell office:value-type="float" office:value="2030" calcext:value-type="float">
            <text:p>2030</text:p>
          </table:table-cell>
          <table:table-cell table:style-name="Default" office:value-type="float" office:value="7828.10643591474" calcext:value-type="float">
            <text:p>7828.10643591474</text:p>
          </table:table-cell>
          <table:table-cell office:value-type="float" office:value="25834" calcext:value-type="float">
            <text:p>25834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6.666666666667" calcext:value-type="float">
            <text:p>706.666666666667</text:p>
          </table:table-cell>
          <table:table-cell office:value-type="float" office:value="445.224159707468" calcext:value-type="float">
            <text:p>445.224159707468</text:p>
          </table:table-cell>
          <table:table-cell office:value-type="float" office:value="576.563328788615" calcext:value-type="float">
            <text:p>576.563328788615</text:p>
          </table:table-cell>
          <table:table-cell table:style-name="Default" office:value-type="float" office:value="949.666666666667" calcext:value-type="float">
            <text:p>949.66666666666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51" calcext:value-type="float">
            <text:p>5151</text:p>
          </table:table-cell>
          <table:table-cell office:value-type="float" office:value="57352.3719160855" calcext:value-type="float">
            <text:p>57352.3719160855</text:p>
          </table:table-cell>
          <table:table-cell office:value-type="float" office:value="11905.3333333333" calcext:value-type="float">
            <text:p>11905.3333333333</text:p>
          </table:table-cell>
          <table:table-cell office:value-type="float" office:value="114190.088179943" calcext:value-type="float">
            <text:p>114190.088179943</text:p>
          </table:table-cell>
          <table:table-cell office:value-type="float" office:value="1296.32899759439" calcext:value-type="float">
            <text:p>1296.32899759439</text:p>
          </table:table-cell>
          <table:table-cell office:value-type="float" office:value="695.534724542037" calcext:value-type="float">
            <text:p>695.534724542037</text:p>
          </table:table-cell>
          <table:table-cell office:value-type="float" office:value="1312.66666666667" calcext:value-type="float">
            <text:p>1312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36.8840415606" calcext:value-type="float">
            <text:p>6936.8840415606</text:p>
          </table:table-cell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4" table:number-columns-repeated="2"/>
          <table:table-cell office:value-type="float" office:value="10702" calcext:value-type="float">
            <text:p>10702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970.01457427787" calcext:value-type="float">
            <text:p>7970.01457427787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699" calcext:value-type="float">
            <text:p>699</text:p>
          </table:table-cell>
          <table:table-cell office:value-type="float" office:value="433.39430300431" calcext:value-type="float">
            <text:p>433.39430300431</text:p>
          </table:table-cell>
          <table:table-cell office:value-type="float" office:value="553.12077258124" calcext:value-type="float">
            <text:p>553.12077258124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67.66666666667" calcext:value-type="float">
            <text:p>5067.66666666667</text:p>
          </table:table-cell>
          <table:table-cell office:value-type="float" office:value="55709.8659043955" calcext:value-type="float">
            <text:p>55709.8659043955</text:p>
          </table:table-cell>
          <table:table-cell office:value-type="float" office:value="11645" calcext:value-type="float">
            <text:p>11645</text:p>
          </table:table-cell>
          <table:table-cell office:value-type="float" office:value="110794.502297087" calcext:value-type="float">
            <text:p>110794.502297087</text:p>
          </table:table-cell>
          <table:table-cell office:value-type="float" office:value="1266.10784269871" calcext:value-type="float">
            <text:p>1266.10784269871</text:p>
          </table:table-cell>
          <table:table-cell office:value-type="float" office:value="692.905966770524" calcext:value-type="float">
            <text:p>692.905966770524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4" table:number-columns-repeated="2"/>
          <table:table-cell office:value-type="float" office:value="10745" calcext:value-type="float">
            <text:p>10745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937.68128158302" calcext:value-type="float">
            <text:p>7937.68128158302</text:p>
          </table:table-cell>
          <table:table-cell office:value-type="float" office:value="25739.3333333333" calcext:value-type="float">
            <text:p>25739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0.666666666667" calcext:value-type="float">
            <text:p>700.666666666667</text:p>
          </table:table-cell>
          <table:table-cell office:value-type="float" office:value="435.829044955243" calcext:value-type="float">
            <text:p>435.829044955243</text:p>
          </table:table-cell>
          <table:table-cell office:value-type="float" office:value="562.628491446035" calcext:value-type="float">
            <text:p>562.628491446035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10.66666666667" calcext:value-type="float">
            <text:p>5110.66666666667</text:p>
          </table:table-cell>
          <table:table-cell office:value-type="float" office:value="55757.0172737582" calcext:value-type="float">
            <text:p>55757.0172737582</text:p>
          </table:table-cell>
          <table:table-cell office:value-type="float" office:value="11508" calcext:value-type="float">
            <text:p>11508</text:p>
          </table:table-cell>
          <table:table-cell office:value-type="float" office:value="109229.04134397" calcext:value-type="float">
            <text:p>109229.04134397</text:p>
          </table:table-cell>
          <table:table-cell office:value-type="float" office:value="1279.23066579059" calcext:value-type="float">
            <text:p>1279.23066579059</text:p>
          </table:table-cell>
          <table:table-cell office:value-type="float" office:value="695.381870509365" calcext:value-type="float">
            <text:p>695.381870509365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4" table:number-columns-repeated="2"/>
          <table:table-cell office:value-type="float" office:value="10690" calcext:value-type="float">
            <text:p>10690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761.28243022551" calcext:value-type="float">
            <text:p>7761.28243022551</text:p>
          </table:table-cell>
          <table:table-cell office:value-type="float" office:value="25477.6666666667" calcext:value-type="float">
            <text:p>2547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0.666666666667" calcext:value-type="float">
            <text:p>700.666666666667</text:p>
          </table:table-cell>
          <table:table-cell office:value-type="float" office:value="433.946779207826" calcext:value-type="float">
            <text:p>433.946779207826</text:p>
          </table:table-cell>
          <table:table-cell office:value-type="float" office:value="564.034765240676" calcext:value-type="float">
            <text:p>564.034765240676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6.66666666667" calcext:value-type="float">
            <text:p>1276.66666666667</text:p>
          </table:table-cell>
          <table:table-cell office:value-type="float" office:value="5081" calcext:value-type="float">
            <text:p>5081</text:p>
          </table:table-cell>
          <table:table-cell office:value-type="float" office:value="55439.8869129322" calcext:value-type="float">
            <text:p>55439.8869129322</text:p>
          </table:table-cell>
          <table:table-cell office:value-type="float" office:value="11555" calcext:value-type="float">
            <text:p>11555</text:p>
          </table:table-cell>
          <table:table-cell office:value-type="float" office:value="109211.44482809" calcext:value-type="float">
            <text:p>109211.44482809</text:p>
          </table:table-cell>
          <table:table-cell office:value-type="float" office:value="1274.97838969712" calcext:value-type="float">
            <text:p>1274.97838969712</text:p>
          </table:table-cell>
          <table:table-cell office:value-type="float" office:value="692.338550839432" calcext:value-type="float">
            <text:p>692.338550839432</text:p>
          </table:table-cell>
          <table:table-cell office:value-type="float" office:value="1301.66666666667" calcext:value-type="float">
            <text:p>1301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4" table:number-columns-repeated="2"/>
          <table:table-cell office:value-type="float" office:value="10694.6666666667" calcext:value-type="float">
            <text:p>10694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706.20751401212" calcext:value-type="float">
            <text:p>7706.20751401212</text:p>
          </table:table-cell>
          <table:table-cell office:value-type="float" office:value="25477.6666666667" calcext:value-type="float">
            <text:p>2547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0.666666666667" calcext:value-type="float">
            <text:p>700.666666666667</text:p>
          </table:table-cell>
          <table:table-cell office:value-type="float" office:value="433.894255764366" calcext:value-type="float">
            <text:p>433.894255764366</text:p>
          </table:table-cell>
          <table:table-cell office:value-type="float" office:value="560.185352907801" calcext:value-type="float">
            <text:p>560.185352907801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94.66666666667" calcext:value-type="float">
            <text:p>5094.66666666667</text:p>
          </table:table-cell>
          <table:table-cell office:value-type="float" office:value="55621.5453744736" calcext:value-type="float">
            <text:p>55621.5453744736</text:p>
          </table:table-cell>
          <table:table-cell office:value-type="float" office:value="11586.6666666667" calcext:value-type="float">
            <text:p>11586.6666666667</text:p>
          </table:table-cell>
          <table:table-cell office:value-type="float" office:value="111069.241065823" calcext:value-type="float">
            <text:p>111069.241065823</text:p>
          </table:table-cell>
          <table:table-cell office:value-type="float" office:value="1276.11448448213" calcext:value-type="float">
            <text:p>1276.11448448213</text:p>
          </table:table-cell>
          <table:table-cell office:value-type="float" office:value="696.337505079443" calcext:value-type="float">
            <text:p>696.337505079443</text:p>
          </table:table-cell>
          <table:table-cell office:value-type="float" office:value="1282.33333333333" calcext:value-type="float">
            <text:p>1282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4" table:number-columns-repeated="2"/>
          <table:table-cell office:value-type="float" office:value="10730.6666666667" calcext:value-type="float">
            <text:p>10730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804.22672164469" calcext:value-type="float">
            <text:p>7804.2267216446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0.666666666667" calcext:value-type="float">
            <text:p>700.666666666667</text:p>
          </table:table-cell>
          <table:table-cell office:value-type="float" office:value="433.039443789319" calcext:value-type="float">
            <text:p>433.039443789319</text:p>
          </table:table-cell>
          <table:table-cell office:value-type="float" office:value="558.467674788975" calcext:value-type="float">
            <text:p>558.467674788975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2.33333333333" calcext:value-type="float">
            <text:p>5072.33333333333</text:p>
          </table:table-cell>
          <table:table-cell office:value-type="float" office:value="55582.5884502346" calcext:value-type="float">
            <text:p>55582.5884502346</text:p>
          </table:table-cell>
          <table:table-cell office:value-type="float" office:value="11692.3333333333" calcext:value-type="float">
            <text:p>11692.3333333333</text:p>
          </table:table-cell>
          <table:table-cell office:value-type="float" office:value="110154.982712693" calcext:value-type="float">
            <text:p>110154.982712693</text:p>
          </table:table-cell>
          <table:table-cell office:value-type="float" office:value="1283.18141731293" calcext:value-type="float">
            <text:p>1283.18141731293</text:p>
          </table:table-cell>
          <table:table-cell office:value-type="float" office:value="690.689492309358" calcext:value-type="float">
            <text:p>690.689492309358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4" table:number-columns-repeated="2"/>
          <table:table-cell office:value-type="float" office:value="10672" calcext:value-type="float">
            <text:p>10672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977.2466257919" calcext:value-type="float">
            <text:p>7977.246625791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35.269083603868" calcext:value-type="float">
            <text:p>435.269083603868</text:p>
          </table:table-cell>
          <table:table-cell office:value-type="float" office:value="562.433785473628" calcext:value-type="float">
            <text:p>562.433785473628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2.66666666667" calcext:value-type="float">
            <text:p>5072.66666666667</text:p>
          </table:table-cell>
          <table:table-cell office:value-type="float" office:value="56594.9028874462" calcext:value-type="float">
            <text:p>56594.9028874462</text:p>
          </table:table-cell>
          <table:table-cell office:value-type="float" office:value="11624.3333333333" calcext:value-type="float">
            <text:p>11624.3333333333</text:p>
          </table:table-cell>
          <table:table-cell office:value-type="float" office:value="110592.376233258" calcext:value-type="float">
            <text:p>110592.376233258</text:p>
          </table:table-cell>
          <table:table-cell office:value-type="float" office:value="1260.18102125933" calcext:value-type="float">
            <text:p>1260.18102125933</text:p>
          </table:table-cell>
          <table:table-cell office:value-type="float" office:value="695.78464375385" calcext:value-type="float">
            <text:p>695.78464375385</text:p>
          </table:table-cell>
          <table:table-cell office:value-type="float" office:value="1322" calcext:value-type="float">
            <text:p>1322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</table:table-row>
        <table:table-row table:style-name="ro4">
          <table:table-cell table:style-name="ce3" table:number-columns-spanned="2" table:number-rows-spanned="1"/>
          <table:covered-table-cell table:style-name="ce14" table:formula="of:=SUM([.D19:.Y19])/22" office:value-type="float" office:value="0" calcext:value-type="float">
            <text:p>0</text:p>
          </table:covered-table-cell>
          <table:table-cell table:style-name="ce14"/>
          <table:table-cell table:style-name="ce20" office:value-type="string" calcext:value-type="string" table:number-columns-spanned="22" table:number-rows-spanned="1">
            <text:p>Relative difference of the fitness value in comparison with the best result of heuristics</text:p>
          </table:table-cell>
          <table:covered-table-cell table:number-columns-repeated="2" table:style-name="ce17"/>
          <table:covered-table-cell table:style-name="ce119"/>
          <table:covered-table-cell table:number-columns-repeated="5" table:style-name="ce17"/>
          <table:covered-table-cell table:style-name="ce119"/>
          <table:covered-table-cell table:number-columns-repeated="2" table:style-name="ce17"/>
          <table:covered-table-cell table:style-name="ce119"/>
          <table:covered-table-cell table:number-columns-repeated="7" table:style-name="ce17"/>
          <table:covered-table-cell table:number-columns-repeated="2" table:style-name="ce11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4" table:formula="of:=SUM([.D20:.Y20])/8" office:value-type="float" office:value="-0.0121202927969278" calcext:value-type="float">
            <text:p>-0.012120292796928</text:p>
          </table:table-cell>
          <table:table-cell table:style-name="ce13" table:formula="of:=[.B20] * (-1)" office:value-type="percentage" office:value="0.0121202927969278" calcext:value-type="percentage">
            <text:p>1.21%</text:p>
          </table:table-cell>
          <table:table-cell table:style-name="ce112" table:number-columns-repeated="4"/>
          <table:table-cell table:style-name="ce112" table:formula="of:=([.H4]-[.H7])/[.H4]" office:value-type="float" office:value="-0.0153392560266002" calcext:value-type="float">
            <text:p>-0.0153392560266</text:p>
          </table:table-cell>
          <table:table-cell table:style-name="ce112" table:formula="of:=([.I4]-[.I7])/[.I4]" office:value-type="float" office:value="0" calcext:value-type="float">
            <text:p>0</text:p>
          </table:table-cell>
          <table:table-cell table:style-name="ce112" table:formula="of:=([.J4]-[.J7])/[.J4]" office:value-type="float" office:value="-0.0155148095909732" calcext:value-type="float">
            <text:p>-0.015514809590973</text:p>
          </table:table-cell>
          <table:table-cell table:style-name="ce112" table:number-columns-repeated="3"/>
          <table:table-cell table:style-name="ce112" table:formula="of:=([.N4]-[.N7])/[.N4]" office:value-type="float" office:value="-0.00159872102318153" calcext:value-type="float">
            <text:p>-0.001598721023182</text:p>
          </table:table-cell>
          <table:table-cell table:style-name="ce112" table:formula="of:=([.O4]-[.O7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7])/[.S4]" office:value-type="float" office:value="-0.0243448957062344" calcext:value-type="float">
            <text:p>-0.024344895706235</text:p>
          </table:table-cell>
          <table:table-cell table:style-name="ce112"/>
          <table:table-cell table:style-name="ce112" table:formula="of:=([.U4]-[.U7])/[.U4]" office:value-type="float" office:value="-0.019478616561557" calcext:value-type="float">
            <text:p>-0.019478616561557</text:p>
          </table:table-cell>
          <table:table-cell table:style-name="ce112"/>
          <table:table-cell table:style-name="ce112" table:formula="of:=([.W4]-[.W7])/[.W4]" office:value-type="float" office:value="-0.0206860434668761" calcext:value-type="float">
            <text:p>-0.020686043466876</text:p>
          </table:table-cell>
          <table:table-cell table:style-name="ce112" table:number-columns-repeated="2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4" table:formula="of:=SUM([.D21:.Y21])/8" office:value-type="float" office:value="-0.016785377491194" calcext:value-type="float">
            <text:p>-0.016785377491194</text:p>
          </table:table-cell>
          <table:table-cell table:style-name="ce13" table:formula="of:=[.B21] * (-1)" office:value-type="percentage" office:value="0.016785377491194" calcext:value-type="percentage">
            <text:p>1.68%</text:p>
          </table:table-cell>
          <table:table-cell table:style-name="ce112" table:number-columns-repeated="4"/>
          <table:table-cell table:style-name="ce112" table:formula="of:=([.H4]-[.H8])/[.H4]" office:value-type="float" office:value="-0.0186383000831255" calcext:value-type="float">
            <text:p>-0.018638300083126</text:p>
          </table:table-cell>
          <table:table-cell table:style-name="ce112" table:formula="of:=([.I4]-[.I8])/[.I4]" office:value-type="float" office:value="0" calcext:value-type="float">
            <text:p>0</text:p>
          </table:table-cell>
          <table:table-cell table:style-name="ce112" table:formula="of:=([.J4]-[.J8])/[.J4]" office:value-type="float" office:value="-0.0164551010813352" calcext:value-type="float">
            <text:p>-0.016455101081335</text:p>
          </table:table-cell>
          <table:table-cell table:style-name="ce112" table:number-columns-repeated="3"/>
          <table:table-cell table:style-name="ce112" table:formula="of:=([.N4]-[.N8])/[.N4]" office:value-type="float" office:value="-0.00159872102318153" calcext:value-type="float">
            <text:p>-0.001598721023182</text:p>
          </table:table-cell>
          <table:table-cell table:style-name="ce112" table:formula="of:=([.O4]-[.O8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8])/[.S4]" office:value-type="float" office:value="-0.0277729359130788" calcext:value-type="float">
            <text:p>-0.027772935913079</text:p>
          </table:table-cell>
          <table:table-cell table:style-name="ce112"/>
          <table:table-cell table:style-name="ce112" table:formula="of:=([.U4]-[.U8])/[.U4]" office:value-type="float" office:value="-0.0449423399382834" calcext:value-type="float">
            <text:p>-0.044942339938284</text:p>
          </table:table-cell>
          <table:table-cell table:style-name="ce112"/>
          <table:table-cell table:style-name="ce112" table:formula="of:=([.W4]-[.W8])/[.W4]" office:value-type="float" office:value="-0.0248756218905473" calcext:value-type="float">
            <text:p>-0.024875621890547</text:p>
          </table:table-cell>
          <table:table-cell table:style-name="ce112" table:number-columns-repeated="2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4" table:formula="of:=SUM([.D22:.Y22])/8" office:value-type="float" office:value="-0.0169995440136699" calcext:value-type="float">
            <text:p>-0.01699954401367</text:p>
          </table:table-cell>
          <table:table-cell table:style-name="ce13" table:formula="of:=[.B22] * (-1)" office:value-type="percentage" office:value="0.0169995440136699" calcext:value-type="percentage">
            <text:p>1.70%</text:p>
          </table:table-cell>
          <table:table-cell table:style-name="ce112" table:number-columns-repeated="4"/>
          <table:table-cell table:style-name="ce112" table:formula="of:=([.H4]-[.H9])/[.H4]" office:value-type="float" office:value="-0.0105465502909394" calcext:value-type="float">
            <text:p>-0.010546550290939</text:p>
          </table:table-cell>
          <table:table-cell table:style-name="ce112" table:formula="of:=([.I4]-[.I9])/[.I4]" office:value-type="float" office:value="0" calcext:value-type="float">
            <text:p>0</text:p>
          </table:table-cell>
          <table:table-cell table:style-name="ce112" table:formula="of:=([.J4]-[.J9])/[.J4]" office:value-type="float" office:value="-0.00517160319699101" calcext:value-type="float">
            <text:p>-0.005171603196991</text:p>
          </table:table-cell>
          <table:table-cell table:style-name="ce112" table:number-columns-repeated="3"/>
          <table:table-cell table:style-name="ce112" table:formula="of:=([.N4]-[.N9])/[.N4]" office:value-type="float" office:value="-0.000799360511590655" calcext:value-type="float">
            <text:p>-0.000799360511591</text:p>
          </table:table-cell>
          <table:table-cell table:style-name="ce112" table:formula="of:=([.O4]-[.O9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9])/[.S4]" office:value-type="float" office:value="-0.0380570565336122" calcext:value-type="float">
            <text:p>-0.038057056533612</text:p>
          </table:table-cell>
          <table:table-cell table:style-name="ce112"/>
          <table:table-cell table:style-name="ce112" table:formula="of:=([.U4]-[.U9])/[.U4]" office:value-type="float" office:value="-0.044762970369104" calcext:value-type="float">
            <text:p>-0.044762970369104</text:p>
          </table:table-cell>
          <table:table-cell table:style-name="ce112"/>
          <table:table-cell table:style-name="ce112" table:formula="of:=([.W4]-[.W9])/[.W4]" office:value-type="float" office:value="-0.0366588112071223" calcext:value-type="float">
            <text:p>-0.036658811207122</text:p>
          </table:table-cell>
          <table:table-cell table:style-name="ce112" table:number-columns-repeated="2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4" table:formula="of:=SUM([.D23:.Y23])/8" office:value-type="float" office:value="-0.0184418999611031" calcext:value-type="float">
            <text:p>-0.018441899961103</text:p>
          </table:table-cell>
          <table:table-cell table:style-name="ce13" table:formula="of:=[.B23] * (-1)" office:value-type="percentage" office:value="0.0184418999611031" calcext:value-type="percentage">
            <text:p>1.84%</text:p>
          </table:table-cell>
          <table:table-cell table:style-name="ce112" table:number-columns-repeated="4"/>
          <table:table-cell table:style-name="ce112" table:formula="of:=([.H4]-[.H10])/[.H4]" office:value-type="float" office:value="0.00120791770573566" calcext:value-type="float">
            <text:p>0.001207917705736</text:p>
          </table:table-cell>
          <table:table-cell table:style-name="ce112" table:formula="of:=([.I4]-[.I10])/[.I4]" office:value-type="float" office:value="0" calcext:value-type="float">
            <text:p>0</text:p>
          </table:table-cell>
          <table:table-cell table:style-name="ce112" table:formula="of:=([.J4]-[.J10])/[.J4]" office:value-type="float" office:value="-0.00141043723554302" calcext:value-type="float">
            <text:p>-0.001410437235543</text:p>
          </table:table-cell>
          <table:table-cell table:style-name="ce112" table:number-columns-repeated="3"/>
          <table:table-cell table:style-name="ce112" table:formula="of:=([.N4]-[.N10])/[.N4]" office:value-type="float" office:value="-0.000799360511590655" calcext:value-type="float">
            <text:p>-0.000799360511591</text:p>
          </table:table-cell>
          <table:table-cell table:style-name="ce112" table:formula="of:=([.O4]-[.O10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0])/[.S4]" office:value-type="float" office:value="-0.0594968334204869" calcext:value-type="float">
            <text:p>-0.059496833420487</text:p>
          </table:table-cell>
          <table:table-cell table:style-name="ce112"/>
          <table:table-cell table:style-name="ce112" table:formula="of:=([.U4]-[.U10])/[.U4]" office:value-type="float" office:value="-0.0448788533387496" calcext:value-type="float">
            <text:p>-0.04487885333875</text:p>
          </table:table-cell>
          <table:table-cell table:style-name="ce112"/>
          <table:table-cell table:style-name="ce112" table:formula="of:=([.W4]-[.W10])/[.W4]" office:value-type="float" office:value="-0.0421576328881907" calcext:value-type="float">
            <text:p>-0.042157632888191</text:p>
          </table:table-cell>
          <table:table-cell table:style-name="ce112" table:number-columns-repeated="2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4" table:formula="of:=SUM([.D24:.Y24])/8" office:value-type="float" office:value="-0.0145555563293762" calcext:value-type="float">
            <text:p>-0.014555556329376</text:p>
          </table:table-cell>
          <table:table-cell table:style-name="ce13" table:formula="of:=[.B24] * (-1)" office:value-type="percentage" office:value="0.0145555563293762" calcext:value-type="percentage">
            <text:p>1.46%</text:p>
          </table:table-cell>
          <table:table-cell table:style-name="ce112" table:number-columns-repeated="4"/>
          <table:table-cell table:style-name="ce112" table:formula="of:=([.H4]-[.H11])/[.H4]" office:value-type="float" office:value="-0.00605257689110552" calcext:value-type="float">
            <text:p>-0.006052576891106</text:p>
          </table:table-cell>
          <table:table-cell table:style-name="ce112" table:formula="of:=([.I4]-[.I11])/[.I4]" office:value-type="float" office:value="0" calcext:value-type="float">
            <text:p>0</text:p>
          </table:table-cell>
          <table:table-cell table:style-name="ce112" table:formula="of:=([.J4]-[.J11])/[.J4]" office:value-type="float" office:value="-0.00047014574518106" calcext:value-type="float">
            <text:p>-0.000470145745181</text:p>
          </table:table-cell>
          <table:table-cell table:style-name="ce112" table:number-columns-repeated="3"/>
          <table:table-cell table:style-name="ce112" table:formula="of:=([.N4]-[.N11])/[.N4]" office:value-type="float" office:value="-0.000799360511590655" calcext:value-type="float">
            <text:p>-0.000799360511591</text:p>
          </table:table-cell>
          <table:table-cell table:style-name="ce112" table:formula="of:=([.O4]-[.O11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1])/[.S4]" office:value-type="float" office:value="-0.0555168206379641" calcext:value-type="float">
            <text:p>-0.055516820637964</text:p>
          </table:table-cell>
          <table:table-cell table:style-name="ce112"/>
          <table:table-cell table:style-name="ce112" table:formula="of:=([.U4]-[.U11])/[.U4]" office:value-type="float" office:value="-0.0266351357467853" calcext:value-type="float">
            <text:p>-0.026635135746785</text:p>
          </table:table-cell>
          <table:table-cell table:style-name="ce112"/>
          <table:table-cell table:style-name="ce112" table:formula="of:=([.W4]-[.W11])/[.W4]" office:value-type="float" office:value="-0.0269704111023828" calcext:value-type="float">
            <text:p>-0.026970411102383</text:p>
          </table:table-cell>
          <table:table-cell table:style-name="ce112" table:number-columns-repeated="2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4" table:formula="of:=SUM([.D25:.Y25])/8" office:value-type="float" office:value="-0.0136579080812831" calcext:value-type="float">
            <text:p>-0.013657908081283</text:p>
          </table:table-cell>
          <table:table-cell table:style-name="ce13" table:formula="of:=[.B25] * (-1)" office:value-type="percentage" office:value="0.0136579080812831" calcext:value-type="percentage">
            <text:p>1.37%</text:p>
          </table:table-cell>
          <table:table-cell table:style-name="ce112" table:number-columns-repeated="4"/>
          <table:table-cell table:style-name="ce112" table:formula="of:=([.H4]-[.H12])/[.H4]" office:value-type="float" office:value="-0.00662406483790524" calcext:value-type="float">
            <text:p>-0.006624064837905</text:p>
          </table:table-cell>
          <table:table-cell table:style-name="ce112" table:formula="of:=([.I4]-[.I12])/[.I4]" office:value-type="float" office:value="0" calcext:value-type="float">
            <text:p>0</text:p>
          </table:table-cell>
          <table:table-cell table:style-name="ce112" table:formula="of:=([.J4]-[.J12])/[.J4]" office:value-type="float" office:value="0.0032910202162671" calcext:value-type="float">
            <text:p>0.003291020216267</text:p>
          </table:table-cell>
          <table:table-cell table:style-name="ce112" table:number-columns-repeated="3"/>
          <table:table-cell table:style-name="ce112" table:formula="of:=([.N4]-[.N12])/[.N4]" office:value-type="float" office:value="-0.000799360511590655" calcext:value-type="float">
            <text:p>-0.000799360511591</text:p>
          </table:table-cell>
          <table:table-cell table:style-name="ce112" table:formula="of:=([.O4]-[.O12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2])/[.S4]" office:value-type="float" office:value="-0.0375922375225147" calcext:value-type="float">
            <text:p>-0.037592237522515</text:p>
          </table:table-cell>
          <table:table-cell table:style-name="ce112"/>
          <table:table-cell table:style-name="ce112" table:formula="of:=([.U4]-[.U12])/[.U4]" office:value-type="float" office:value="-0.0363786324684673" calcext:value-type="float">
            <text:p>-0.036378632468467</text:p>
          </table:table-cell>
          <table:table-cell table:style-name="ce112"/>
          <table:table-cell table:style-name="ce112" table:formula="of:=([.W4]-[.W12])/[.W4]" office:value-type="float" office:value="-0.031159989526054" calcext:value-type="float">
            <text:p>-0.031159989526054</text:p>
          </table:table-cell>
          <table:table-cell table:style-name="ce112" table:number-columns-repeated="2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4" table:formula="of:=SUM([.D26:.Y26])/8" office:value-type="float" office:value="-0.0003168683066143" calcext:value-type="float">
            <text:p>-0.000316868306614</text:p>
          </table:table-cell>
          <table:table-cell table:style-name="ce13" table:formula="of:=[.B26] * (-1)" office:value-type="percentage" office:value="0.0003168683066143" calcext:value-type="percentage">
            <text:p>0.03%</text:p>
          </table:table-cell>
          <table:table-cell table:style-name="ce112" table:number-columns-repeated="4"/>
          <table:table-cell table:style-name="ce112" table:formula="of:=([.H4]-[.H13])/[.H4]" office:value-type="float" office:value="0.010481608478803" calcext:value-type="float">
            <text:p>0.010481608478803</text:p>
          </table:table-cell>
          <table:table-cell table:style-name="ce112" table:formula="of:=([.I4]-[.I13])/[.I4]" office:value-type="float" office:value="0" calcext:value-type="float">
            <text:p>0</text:p>
          </table:table-cell>
          <table:table-cell table:style-name="ce112" table:formula="of:=([.J4]-[.J13])/[.J4]" office:value-type="float" office:value="0.0141043723554302" calcext:value-type="float">
            <text:p>0.01410437235543</text:p>
          </table:table-cell>
          <table:table-cell table:style-name="ce112" table:number-columns-repeated="3"/>
          <table:table-cell table:style-name="ce112" table:formula="of:=([.N4]-[.N13])/[.N4]" office:value-type="float" office:value="0" calcext:value-type="float">
            <text:p>0</text:p>
          </table:table-cell>
          <table:table-cell table:style-name="ce112" table:formula="of:=([.O4]-[.O13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3])/[.S4]" office:value-type="float" office:value="-0.0149032595433153" calcext:value-type="float">
            <text:p>-0.014903259543315</text:p>
          </table:table-cell>
          <table:table-cell table:style-name="ce112"/>
          <table:table-cell table:style-name="ce112" table:formula="of:=([.U4]-[.U13])/[.U4]" office:value-type="float" office:value="-0.0122176677438323" calcext:value-type="float">
            <text:p>-0.012217667743832</text:p>
          </table:table-cell>
          <table:table-cell table:style-name="ce112"/>
          <table:table-cell table:style-name="ce112" table:formula="of:=([.W4]-[.W13])/[.W4]" office:value-type="float" office:value="0" calcext:value-type="float">
            <text:p>0</text:p>
          </table:table-cell>
          <table:table-cell table:style-name="ce112" table:number-columns-repeated="2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4" table:formula="of:=SUM([.D27:.Y27])/8" office:value-type="float" office:value="-0.00210674297372239" calcext:value-type="float">
            <text:p>-0.002106742973722</text:p>
          </table:table-cell>
          <table:table-cell table:style-name="ce13" table:formula="of:=[.B27] * (-1)" office:value-type="percentage" office:value="0.00210674297372239" calcext:value-type="percentage">
            <text:p>0.21%</text:p>
          </table:table-cell>
          <table:table-cell table:style-name="ce112" table:number-columns-repeated="4"/>
          <table:table-cell table:style-name="ce112" table:formula="of:=([.H4]-[.H14])/[.H4]" office:value-type="float" office:value="-0.00293536990856188" calcext:value-type="float">
            <text:p>-0.002935369908562</text:p>
          </table:table-cell>
          <table:table-cell table:style-name="ce112" table:formula="of:=([.I4]-[.I14])/[.I4]" office:value-type="float" office:value="0" calcext:value-type="float">
            <text:p>0</text:p>
          </table:table-cell>
          <table:table-cell table:style-name="ce112" table:formula="of:=([.J4]-[.J14])/[.J4]" office:value-type="float" office:value="0.0117536436295252" calcext:value-type="float">
            <text:p>0.011753643629525</text:p>
          </table:table-cell>
          <table:table-cell table:style-name="ce112" table:number-columns-repeated="3"/>
          <table:table-cell table:style-name="ce112" table:formula="of:=([.N4]-[.N14])/[.N4]" office:value-type="float" office:value="0" calcext:value-type="float">
            <text:p>0</text:p>
          </table:table-cell>
          <table:table-cell table:style-name="ce112" table:formula="of:=([.O4]-[.O14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4])/[.S4]" office:value-type="float" office:value="-0.00296322119574691" calcext:value-type="float">
            <text:p>-0.002963221195747</text:p>
          </table:table-cell>
          <table:table-cell table:style-name="ce112"/>
          <table:table-cell table:style-name="ce112" table:formula="of:=([.U4]-[.U14])/[.U4]" office:value-type="float" office:value="-0.0227089963149955" calcext:value-type="float">
            <text:p>-0.022708996314996</text:p>
          </table:table-cell>
          <table:table-cell table:style-name="ce112"/>
          <table:table-cell table:style-name="ce112" table:formula="of:=([.W4]-[.W14])/[.W4]" office:value-type="float" office:value="0" calcext:value-type="float">
            <text:p>0</text:p>
          </table:table-cell>
          <table:table-cell table:style-name="ce112" table:number-columns-repeated="2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4" table:formula="of:=SUM([.D28:.Y28])/8" office:value-type="float" office:value="-0.00373421318933915" calcext:value-type="float">
            <text:p>-0.003734213189339</text:p>
          </table:table-cell>
          <table:table-cell table:style-name="ce13" table:formula="of:=[.B28] * (-1)" office:value-type="percentage" office:value="0.00373421318933915" calcext:value-type="percentage">
            <text:p>0.37%</text:p>
          </table:table-cell>
          <table:table-cell table:style-name="ce112" table:number-columns-repeated="4"/>
          <table:table-cell table:style-name="ce112" table:formula="of:=([.H4]-[.H15])/[.H4]" office:value-type="float" office:value="0.00726049459684118" calcext:value-type="float">
            <text:p>0.007260494596841</text:p>
          </table:table-cell>
          <table:table-cell table:style-name="ce112" table:formula="of:=([.I4]-[.I15])/[.I4]" office:value-type="float" office:value="0" calcext:value-type="float">
            <text:p>0</text:p>
          </table:table-cell>
          <table:table-cell table:style-name="ce112" table:formula="of:=([.J4]-[.J15])/[.J4]" office:value-type="float" office:value="0.0117536436295252" calcext:value-type="float">
            <text:p>0.011753643629525</text:p>
          </table:table-cell>
          <table:table-cell table:style-name="ce112" table:number-columns-repeated="3"/>
          <table:table-cell table:style-name="ce112" table:formula="of:=([.N4]-[.N15])/[.N4]" office:value-type="float" office:value="0" calcext:value-type="float">
            <text:p>0</text:p>
          </table:table-cell>
          <table:table-cell table:style-name="ce112" table:formula="of:=([.O4]-[.O15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5])/[.S4]" office:value-type="float" office:value="-0.0070594387310441" calcext:value-type="float">
            <text:p>-0.007059438731044</text:p>
          </table:table-cell>
          <table:table-cell table:style-name="ce112"/>
          <table:table-cell table:style-name="ce112" table:formula="of:=([.U4]-[.U15])/[.U4]" office:value-type="float" office:value="-0.0193094209828032" calcext:value-type="float">
            <text:p>-0.019309420982803</text:p>
          </table:table-cell>
          <table:table-cell table:style-name="ce112"/>
          <table:table-cell table:style-name="ce112" table:formula="of:=([.W4]-[.W15])/[.W4]" office:value-type="float" office:value="-0.0225189840272323" calcext:value-type="float">
            <text:p>-0.022518984027232</text:p>
          </table:table-cell>
          <table:table-cell table:style-name="ce112" table:number-columns-repeated="2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4" table:formula="of:=SUM([.D29:.Y29])/8" office:value-type="float" office:value="-0.00229432781077476" calcext:value-type="float">
            <text:p>-0.002294327810775</text:p>
          </table:table-cell>
          <table:table-cell table:style-name="ce13" table:formula="of:=[.B29] * (-1)" office:value-type="percentage" office:value="0.00229432781077476" calcext:value-type="percentage">
            <text:p>0.23%</text:p>
          </table:table-cell>
          <table:table-cell table:style-name="ce112" table:number-columns-repeated="4"/>
          <table:table-cell table:style-name="ce112" table:formula="of:=([.H4]-[.H16])/[.H4]" office:value-type="float" office:value="0.00726049459684118" calcext:value-type="float">
            <text:p>0.007260494596841</text:p>
          </table:table-cell>
          <table:table-cell table:style-name="ce112" table:formula="of:=([.I4]-[.I16])/[.I4]" office:value-type="float" office:value="0" calcext:value-type="float">
            <text:p>0</text:p>
          </table:table-cell>
          <table:table-cell table:style-name="ce112" table:formula="of:=([.J4]-[.J16])/[.J4]" office:value-type="float" office:value="0.0117536436295252" calcext:value-type="float">
            <text:p>0.011753643629525</text:p>
          </table:table-cell>
          <table:table-cell table:style-name="ce112" table:number-columns-repeated="3"/>
          <table:table-cell table:style-name="ce112" table:formula="of:=([.N4]-[.N16])/[.N4]" office:value-type="float" office:value="0" calcext:value-type="float">
            <text:p>0</text:p>
          </table:table-cell>
          <table:table-cell table:style-name="ce112" table:formula="of:=([.O4]-[.O16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6])/[.S4]" office:value-type="float" office:value="-0.00981930160943577" calcext:value-type="float">
            <text:p>-0.009819301609436</text:p>
          </table:table-cell>
          <table:table-cell table:style-name="ce112"/>
          <table:table-cell table:style-name="ce112" table:formula="of:=([.U4]-[.U16])/[.U4]" office:value-type="float" office:value="-0.0202176968617043" calcext:value-type="float">
            <text:p>-0.020217696861704</text:p>
          </table:table-cell>
          <table:table-cell table:style-name="ce112"/>
          <table:table-cell table:style-name="ce112" table:formula="of:=([.W4]-[.W16])/[.W4]" office:value-type="float" office:value="-0.0073317622414244" calcext:value-type="float">
            <text:p>-0.007331762241424</text:p>
          </table:table-cell>
          <table:table-cell table:style-name="ce112" table:number-columns-repeated="2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4" table:formula="of:=SUM([.D30:.Y30])/8" office:value-type="float" office:value="-0.00283259842223765" calcext:value-type="float">
            <text:p>-0.002832598422238</text:p>
          </table:table-cell>
          <table:table-cell table:style-name="ce13" table:formula="of:=[.B30] * (-1)" office:value-type="percentage" office:value="0.00283259842223765" calcext:value-type="percentage">
            <text:p>0.28%</text:p>
          </table:table-cell>
          <table:table-cell table:style-name="ce112" table:number-columns-repeated="4"/>
          <table:table-cell table:style-name="ce112" table:formula="of:=([.H4]-[.H17])/[.H4]" office:value-type="float" office:value="0.010481608478803" calcext:value-type="float">
            <text:p>0.010481608478803</text:p>
          </table:table-cell>
          <table:table-cell table:style-name="ce112" table:formula="of:=([.I4]-[.I17])/[.I4]" office:value-type="float" office:value="0" calcext:value-type="float">
            <text:p>0</text:p>
          </table:table-cell>
          <table:table-cell table:style-name="ce112" table:formula="of:=([.J4]-[.J17])/[.J4]" office:value-type="float" office:value="0.0117536436295252" calcext:value-type="float">
            <text:p>0.011753643629525</text:p>
          </table:table-cell>
          <table:table-cell table:style-name="ce112" table:number-columns-repeated="3"/>
          <table:table-cell table:style-name="ce112" table:formula="of:=([.N4]-[.N17])/[.N4]" office:value-type="float" office:value="0" calcext:value-type="float">
            <text:p>0</text:p>
          </table:table-cell>
          <table:table-cell table:style-name="ce112" table:formula="of:=([.O4]-[.O17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7])/[.S4]" office:value-type="float" office:value="-0.0190285282668062" calcext:value-type="float">
            <text:p>-0.019028528266806</text:p>
          </table:table-cell>
          <table:table-cell table:style-name="ce112"/>
          <table:table-cell table:style-name="ce112" table:formula="of:=([.U4]-[.U17])/[.U4]" office:value-type="float" office:value="-0.0258675112194232" calcext:value-type="float">
            <text:p>-0.025867511219423</text:p>
          </table:table-cell>
          <table:table-cell table:style-name="ce112"/>
          <table:table-cell table:style-name="ce112" table:formula="of:=([.W4]-[.W17])/[.W4]" office:value-type="float" office:value="0" calcext:value-type="float">
            <text:p>0</text:p>
          </table:table-cell>
          <table:table-cell table:style-name="ce112" table:number-columns-repeated="2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4" table:formula="of:=SUM([.D31:.Y31])/8" office:value-type="float" office:value="-0.00519242292691701" calcext:value-type="float">
            <text:p>-0.005192422926917</text:p>
          </table:table-cell>
          <table:table-cell table:style-name="ce13" table:formula="of:=[.B31] * (-1)" office:value-type="percentage" office:value="0.00519242292691701" calcext:value-type="percentage">
            <text:p>0.52%</text:p>
          </table:table-cell>
          <table:table-cell table:style-name="ce112" table:number-columns-repeated="4"/>
          <table:table-cell table:style-name="ce112" table:formula="of:=([.H4]-[.H18])/[.H4]" office:value-type="float" office:value="0.010481608478803" calcext:value-type="float">
            <text:p>0.010481608478803</text:p>
          </table:table-cell>
          <table:table-cell table:style-name="ce112" table:formula="of:=([.I4]-[.I18])/[.I4]" office:value-type="float" office:value="0" calcext:value-type="float">
            <text:p>0</text:p>
          </table:table-cell>
          <table:table-cell table:style-name="ce112" table:formula="of:=([.J4]-[.J18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18])/[.N4]" office:value-type="float" office:value="0" calcext:value-type="float">
            <text:p>0</text:p>
          </table:table-cell>
          <table:table-cell table:style-name="ce112" table:formula="of:=([.O4]-[.O18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8])/[.S4]" office:value-type="float" office:value="-0.0131020858753124" calcext:value-type="float">
            <text:p>-0.013102085875312</text:p>
          </table:table-cell>
          <table:table-cell table:style-name="ce112"/>
          <table:table-cell table:style-name="ce112" table:formula="of:=([.U4]-[.U18])/[.U4]" office:value-type="float" office:value="-0.00747934042906345" calcext:value-type="float">
            <text:p>-0.007479340429063</text:p>
          </table:table-cell>
          <table:table-cell table:style-name="ce112"/>
          <table:table-cell table:style-name="ce112" table:formula="of:=([.W4]-[.W18])/[.W4]" office:value-type="float" office:value="-0.0384917517674784" calcext:value-type="float">
            <text:p>-0.038491751767478</text:p>
          </table:table-cell>
          <table:table-cell table:style-name="ce112" table:number-columns-repeated="2"/>
        </table:table-row>
        <table:table-row table:style-name="ro4">
          <table:table-cell table:style-name="ce3" table:number-columns-spanned="2" table:number-rows-spanned="1"/>
          <table:covered-table-cell table:style-name="ce14" table:formula="of:=SUM([.D32:.Y32])/22" office:value-type="float" office:value="0" calcext:value-type="float">
            <text:p>0</text:p>
          </table:covered-table-cell>
          <table:table-cell table:style-name="ce14"/>
          <table:table-cell table:style-name="ce20" office:value-type="string" calcext:value-type="string" table:number-columns-spanned="22" table:number-rows-spanned="1">
            <text:p>Relative difference of the fitness value in comparison with the optimal value if known</text:p>
          </table:table-cell>
          <table:covered-table-cell table:number-columns-repeated="2" table:style-name="ce17"/>
          <table:covered-table-cell table:style-name="ce119"/>
          <table:covered-table-cell table:number-columns-repeated="5" table:style-name="ce17"/>
          <table:covered-table-cell table:style-name="ce119"/>
          <table:covered-table-cell table:number-columns-repeated="2" table:style-name="ce17"/>
          <table:covered-table-cell table:style-name="ce119"/>
          <table:covered-table-cell table:number-columns-repeated="7" table:style-name="ce17"/>
          <table:covered-table-cell table:number-columns-repeated="2" table:style-name="ce11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4" table:formula="of:=SUM([.D33:.Y33])/14" office:value-type="float" office:value="-0.0260131499031556" calcext:value-type="float">
            <text:p>-0.026013149903156</text:p>
          </table:table-cell>
          <table:table-cell table:style-name="ce13" table:formula="of:=[.B33]*(-1)" office:value-type="percentage" office:value="0.0260131499031556" calcext:value-type="percentage">
            <text:p>2.60%</text:p>
          </table:table-cell>
          <table:table-cell table:style-name="ce112" table:formula="of:=([.D3]-[.D7])/[.D3]" office:value-type="float" office:value="-0.0337786977794505" calcext:value-type="float">
            <text:p>-0.033778697779451</text:p>
          </table:table-cell>
          <table:table-cell table:style-name="ce112" table:formula="of:=([.E3]-[.E7])/[.E3]" office:value-type="float" office:value="-0.0130434782608696" calcext:value-type="float">
            <text:p>-0.01304347826087</text:p>
          </table:table-cell>
          <table:table-cell table:style-name="ce112" table:formula="of:=([.F3]-[.F7])/[.F3]" office:value-type="float" office:value="-0.0107260726072608" calcext:value-type="float">
            <text:p>-0.010726072607261</text:p>
          </table:table-cell>
          <table:table-cell table:style-name="ce112" table:formula="of:=([.G3]-[.G7])/[.G3]" office:value-type="float" office:value="-0.0509558461629702" calcext:value-type="float">
            <text:p>-0.05095584616297</text:p>
          </table:table-cell>
          <table:table-cell table:style-name="ce112" table:number-columns-repeated="3"/>
          <table:table-cell table:style-name="ce112" table:formula="of:=([.K3]-[.K7])/[.K3]" office:value-type="float" office:value="-0.0157044950601937" calcext:value-type="float">
            <text:p>-0.015704495060194</text:p>
          </table:table-cell>
          <table:table-cell table:style-name="ce112" table:formula="of:=([.L3]-[.L7])/[.L3]" office:value-type="float" office:value="-0.041005297214893" calcext:value-type="float">
            <text:p>-0.041005297214893</text:p>
          </table:table-cell>
          <table:table-cell table:style-name="ce112" table:formula="of:=([.M3]-[.M7])/[.M3]" office:value-type="float" office:value="-0.0145855567413731" calcext:value-type="float">
            <text:p>-0.014585556741373</text:p>
          </table:table-cell>
          <table:table-cell table:style-name="ce112" table:number-columns-repeated="2"/>
          <table:table-cell table:style-name="ce112" table:formula="of:=([.P3]-[.P7])/[.P3]" office:value-type="float" office:value="-0.0146750524109015" calcext:value-type="float">
            <text:p>-0.014675052410902</text:p>
          </table:table-cell>
          <table:table-cell table:style-name="ce112" table:formula="of:=([.Q3]-[.Q7])/[.Q3]" office:value-type="float" office:value="-0.0207425023120624" calcext:value-type="float">
            <text:p>-0.020742502312063</text:p>
          </table:table-cell>
          <table:table-cell table:style-name="ce112" table:formula="of:=([.R3]-[.R7])/[.R3]" office:value-type="float" office:value="-0.0463521612285077" calcext:value-type="float">
            <text:p>-0.046352161228508</text:p>
          </table:table-cell>
          <table:table-cell table:style-name="ce112"/>
          <table:table-cell table:style-name="ce112" table:formula="of:=([.T3]-[.T7])/[.T3]" office:value-type="float" office:value="-0.0435567950234682" calcext:value-type="float">
            <text:p>-0.043556795023468</text:p>
          </table:table-cell>
          <table:table-cell table:style-name="ce112"/>
          <table:table-cell table:style-name="ce112" table:formula="of:=([.V3]-[.V7])/[.V3]" office:value-type="float" office:value="-0.0554904701550297" calcext:value-type="float">
            <text:p>-0.05549047015503</text:p>
          </table:table-cell>
          <table:table-cell table:style-name="ce112"/>
          <table:table-cell table:style-name="ce112" table:formula="of:=([.X3]-[.X7])/[.X3]" office:value-type="float" office:value="0" calcext:value-type="float">
            <text:p>0</text:p>
          </table:table-cell>
          <table:table-cell table:style-name="ce112" table:formula="of:=([.Y3]-[.Y7])/[.Y3]" office:value-type="float" office:value="-0.00356767368719865" calcext:value-type="float">
            <text:p>-0.003567673687199</text:p>
          </table:table-cell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4" table:formula="of:=SUM([.D34:.Y34])/14" office:value-type="float" office:value="-0.031080565970183" calcext:value-type="float">
            <text:p>-0.031080565970183</text:p>
          </table:table-cell>
          <table:table-cell table:style-name="ce13" table:formula="of:=[.B34]*(-1)" office:value-type="percentage" office:value="0.031080565970183" calcext:value-type="percentage">
            <text:p>3.11%</text:p>
          </table:table-cell>
          <table:table-cell table:style-name="ce112" table:formula="of:=([.D3]-[.D8])/[.D3]" office:value-type="float" office:value="-0.0397377995232719" calcext:value-type="float">
            <text:p>-0.039737799523272</text:p>
          </table:table-cell>
          <table:table-cell table:style-name="ce112" table:formula="of:=([.E3]-[.E8])/[.E3]" office:value-type="float" office:value="-0.024016563146998" calcext:value-type="float">
            <text:p>-0.024016563146998</text:p>
          </table:table-cell>
          <table:table-cell table:style-name="ce112" table:formula="of:=([.F3]-[.F8])/[.F3]" office:value-type="float" office:value="-0.0099009900990099" calcext:value-type="float">
            <text:p>-0.00990099009901</text:p>
          </table:table-cell>
          <table:table-cell table:style-name="ce112" table:formula="of:=([.G3]-[.G8])/[.G3]" office:value-type="float" office:value="-0.075768047709446" calcext:value-type="float">
            <text:p>-0.075768047709446</text:p>
          </table:table-cell>
          <table:table-cell table:style-name="ce112" table:number-columns-repeated="3"/>
          <table:table-cell table:style-name="ce112" table:formula="of:=([.K3]-[.K8])/[.K3]" office:value-type="float" office:value="-0.0130459712315554" calcext:value-type="float">
            <text:p>-0.013045971231556</text:p>
          </table:table-cell>
          <table:table-cell table:style-name="ce112" table:formula="of:=([.L3]-[.L8])/[.L3]" office:value-type="float" office:value="-0.0691682665119552" calcext:value-type="float">
            <text:p>-0.069168266511955</text:p>
          </table:table-cell>
          <table:table-cell table:style-name="ce112" table:formula="of:=([.M3]-[.M8])/[.M3]" office:value-type="float" office:value="-0.0145855567413731" calcext:value-type="float">
            <text:p>-0.014585556741373</text:p>
          </table:table-cell>
          <table:table-cell table:style-name="ce112" table:number-columns-repeated="2"/>
          <table:table-cell table:style-name="ce112" table:formula="of:=([.P3]-[.P8])/[.P3]" office:value-type="float" office:value="-0.0146750524109015" calcext:value-type="float">
            <text:p>-0.014675052410902</text:p>
          </table:table-cell>
          <table:table-cell table:style-name="ce112" table:formula="of:=([.Q3]-[.Q8])/[.Q3]" office:value-type="float" office:value="-0.0161844365173736" calcext:value-type="float">
            <text:p>-0.016184436517374</text:p>
          </table:table-cell>
          <table:table-cell table:style-name="ce112" table:formula="of:=([.R3]-[.R8])/[.R3]" office:value-type="float" office:value="-0.05777970497349" calcext:value-type="float">
            <text:p>-0.05777970497349</text:p>
          </table:table-cell>
          <table:table-cell table:style-name="ce112"/>
          <table:table-cell table:style-name="ce112" table:formula="of:=([.T3]-[.T8])/[.T3]" office:value-type="float" office:value="-0.0484212724783887" calcext:value-type="float">
            <text:p>-0.048421272478389</text:p>
          </table:table-cell>
          <table:table-cell table:style-name="ce112"/>
          <table:table-cell table:style-name="ce112" table:formula="of:=([.V3]-[.V8])/[.V3]" office:value-type="float" office:value="-0.0447089148644" calcext:value-type="float">
            <text:p>-0.0447089148644</text:p>
          </table:table-cell>
          <table:table-cell table:style-name="ce112"/>
          <table:table-cell table:style-name="ce112" table:formula="of:=([.X3]-[.X8])/[.X3]" office:value-type="float" office:value="0" calcext:value-type="float">
            <text:p>0</text:p>
          </table:table-cell>
          <table:table-cell table:style-name="ce112" table:formula="of:=([.Y3]-[.Y8])/[.Y3]" office:value-type="float" office:value="-0.00713534737439821" calcext:value-type="float">
            <text:p>-0.007135347374398</text:p>
          </table:table-cell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4" table:formula="of:=SUM([.D35:.Y35])/14" office:value-type="float" office:value="-0.0282561392069439" calcext:value-type="float">
            <text:p>-0.028256139206944</text:p>
          </table:table-cell>
          <table:table-cell table:style-name="ce13" table:formula="of:=[.B35]*(-1)" office:value-type="percentage" office:value="0.0282561392069439" calcext:value-type="percentage">
            <text:p>2.83%</text:p>
          </table:table-cell>
          <table:table-cell table:style-name="ce112" table:formula="of:=([.D3]-[.D9])/[.D3]" office:value-type="float" office:value="-0.0335277882323423" calcext:value-type="float">
            <text:p>-0.033527788232342</text:p>
          </table:table-cell>
          <table:table-cell table:style-name="ce112" table:formula="of:=([.E3]-[.E9])/[.E3]" office:value-type="float" office:value="-0.0109730848861284" calcext:value-type="float">
            <text:p>-0.010973084886128</text:p>
          </table:table-cell>
          <table:table-cell table:style-name="ce112" table:formula="of:=([.F3]-[.F9])/[.F3]" office:value-type="float" office:value="-0.0099009900990099" calcext:value-type="float">
            <text:p>-0.00990099009901</text:p>
          </table:table-cell>
          <table:table-cell table:style-name="ce112" table:formula="of:=([.G3]-[.G9])/[.G3]" office:value-type="float" office:value="-0.0696420639099939" calcext:value-type="float">
            <text:p>-0.069642063909994</text:p>
          </table:table-cell>
          <table:table-cell table:style-name="ce112" table:number-columns-repeated="3"/>
          <table:table-cell table:style-name="ce112" table:formula="of:=([.K3]-[.K9])/[.K3]" office:value-type="float" office:value="-0.0210731489430708" calcext:value-type="float">
            <text:p>-0.021073148943071</text:p>
          </table:table-cell>
          <table:table-cell table:style-name="ce112" table:formula="of:=([.L3]-[.L9])/[.L3]" office:value-type="float" office:value="-0.057816494572733" calcext:value-type="float">
            <text:p>-0.057816494572733</text:p>
          </table:table-cell>
          <table:table-cell table:style-name="ce112" table:formula="of:=([.M3]-[.M9])/[.M3]" office:value-type="float" office:value="-0.0145855567413731" calcext:value-type="float">
            <text:p>-0.014585556741373</text:p>
          </table:table-cell>
          <table:table-cell table:style-name="ce112" table:number-columns-repeated="2"/>
          <table:table-cell table:style-name="ce112" table:formula="of:=([.P3]-[.P9])/[.P3]" office:value-type="float" office:value="-0.0146750524109015" calcext:value-type="float">
            <text:p>-0.014675052410902</text:p>
          </table:table-cell>
          <table:table-cell table:style-name="ce112" table:formula="of:=([.Q3]-[.Q9])/[.Q3]" office:value-type="float" office:value="-0.01492931695072" calcext:value-type="float">
            <text:p>-0.01492931695072</text:p>
          </table:table-cell>
          <table:table-cell table:style-name="ce112" table:formula="of:=([.R3]-[.R9])/[.R3]" office:value-type="float" office:value="-0.053187739806097" calcext:value-type="float">
            <text:p>-0.053187739806097</text:p>
          </table:table-cell>
          <table:table-cell table:style-name="ce112"/>
          <table:table-cell table:style-name="ce112" table:formula="of:=([.T3]-[.T9])/[.T3]" office:value-type="float" office:value="-0.0555292119656796" calcext:value-type="float">
            <text:p>-0.05552921196568</text:p>
          </table:table-cell>
          <table:table-cell table:style-name="ce112"/>
          <table:table-cell table:style-name="ce112" table:formula="of:=([.V3]-[.V9])/[.V3]" office:value-type="float" office:value="-0.0326101530047668" calcext:value-type="float">
            <text:p>-0.032610153004767</text:p>
          </table:table-cell>
          <table:table-cell table:style-name="ce112"/>
          <table:table-cell table:style-name="ce112" table:formula="of:=([.X3]-[.X9])/[.X3]" office:value-type="float" office:value="0" calcext:value-type="float">
            <text:p>0</text:p>
          </table:table-cell>
          <table:table-cell table:style-name="ce112" table:formula="of:=([.Y3]-[.Y9])/[.Y3]" office:value-type="float" office:value="-0.00713534737439821" calcext:value-type="float">
            <text:p>-0.007135347374398</text:p>
          </table:table-cell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4" table:formula="of:=SUM([.D36:.Y36])/14" office:value-type="float" office:value="-0.0307478415395185" calcext:value-type="float">
            <text:p>-0.030747841539519</text:p>
          </table:table-cell>
          <table:table-cell table:style-name="ce13" table:formula="of:=[.B36]*(-1)" office:value-type="percentage" office:value="0.0307478415395185" calcext:value-type="percentage">
            <text:p>3.07%</text:p>
          </table:table-cell>
          <table:table-cell table:style-name="ce112" table:formula="of:=([.D3]-[.D10])/[.D3]" office:value-type="float" office:value="-0.0512169113034752" calcext:value-type="float">
            <text:p>-0.051216911303475</text:p>
          </table:table-cell>
          <table:table-cell table:style-name="ce112" table:formula="of:=([.E3]-[.E10])/[.E3]" office:value-type="float" office:value="-0.024016563146998" calcext:value-type="float">
            <text:p>-0.024016563146998</text:p>
          </table:table-cell>
          <table:table-cell table:style-name="ce112" table:formula="of:=([.F3]-[.F10])/[.F3]" office:value-type="float" office:value="-0.0148514851485149" calcext:value-type="float">
            <text:p>-0.014851485148515</text:p>
          </table:table-cell>
          <table:table-cell table:style-name="ce112" table:formula="of:=([.G3]-[.G10])/[.G3]" office:value-type="float" office:value="-0.077430555544881" calcext:value-type="float">
            <text:p>-0.077430555544881</text:p>
          </table:table-cell>
          <table:table-cell table:style-name="ce112" table:number-columns-repeated="3"/>
          <table:table-cell table:style-name="ce112" table:formula="of:=([.K3]-[.K10])/[.K3]" office:value-type="float" office:value="-0.0294870885761281" calcext:value-type="float">
            <text:p>-0.029487088576128</text:p>
          </table:table-cell>
          <table:table-cell table:style-name="ce112" table:formula="of:=([.L3]-[.L10])/[.L3]" office:value-type="float" office:value="-0.0557754768267657" calcext:value-type="float">
            <text:p>-0.055775476826766</text:p>
          </table:table-cell>
          <table:table-cell table:style-name="ce112" table:formula="of:=([.M3]-[.M10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0])/[.P3]" office:value-type="float" office:value="0" calcext:value-type="float">
            <text:p>0</text:p>
          </table:table-cell>
          <table:table-cell table:style-name="ce112" table:formula="of:=([.Q3]-[.Q10])/[.Q3]" office:value-type="float" office:value="-0.0169110846875412" calcext:value-type="float">
            <text:p>-0.016911084687541</text:p>
          </table:table-cell>
          <table:table-cell table:style-name="ce112" table:formula="of:=([.R3]-[.R10])/[.R3]" office:value-type="float" office:value="-0.0665411740148903" calcext:value-type="float">
            <text:p>-0.06654117401489</text:p>
          </table:table-cell>
          <table:table-cell table:style-name="ce112"/>
          <table:table-cell table:style-name="ce112" table:formula="of:=([.T3]-[.T10])/[.T3]" office:value-type="float" office:value="-0.0664971889995368" calcext:value-type="float">
            <text:p>-0.066497188999537</text:p>
          </table:table-cell>
          <table:table-cell table:style-name="ce112"/>
          <table:table-cell table:style-name="ce112" table:formula="of:=([.V3]-[.V10])/[.V3]" office:value-type="float" office:value="-0.0206069059301295" calcext:value-type="float">
            <text:p>-0.02060690593013</text:p>
          </table:table-cell>
          <table:table-cell table:style-name="ce112"/>
          <table:table-cell table:style-name="ce112" table:formula="of:=([.X3]-[.X10])/[.X3]" office:value-type="float" office:value="0" calcext:value-type="float">
            <text:p>0</text:p>
          </table:table-cell>
          <table:table-cell table:style-name="ce112" table:formula="of:=([.Y3]-[.Y10])/[.Y3]" office:value-type="float" office:value="-0.00713534737439821" calcext:value-type="float">
            <text:p>-0.007135347374398</text:p>
          </table:table-cell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4" table:formula="of:=SUM([.D37:.Y37])/14" office:value-type="float" office:value="-0.0285432490334581" calcext:value-type="float">
            <text:p>-0.028543249033458</text:p>
          </table:table-cell>
          <table:table-cell table:style-name="ce13" table:formula="of:=[.B37]*(-1)" office:value-type="percentage" office:value="0.0285432490334581" calcext:value-type="percentage">
            <text:p>2.85%</text:p>
          </table:table-cell>
          <table:table-cell table:style-name="ce112" table:formula="of:=([.D3]-[.D11])/[.D3]" office:value-type="float" office:value="-0.0570191945803538" calcext:value-type="float">
            <text:p>-0.057019194580354</text:p>
          </table:table-cell>
          <table:table-cell table:style-name="ce112" table:formula="of:=([.E3]-[.E11])/[.E3]" office:value-type="float" office:value="-0.0130434782608696" calcext:value-type="float">
            <text:p>-0.01304347826087</text:p>
          </table:table-cell>
          <table:table-cell table:style-name="ce112" table:formula="of:=([.F3]-[.F11])/[.F3]" office:value-type="float" office:value="-0.0099009900990099" calcext:value-type="float">
            <text:p>-0.00990099009901</text:p>
          </table:table-cell>
          <table:table-cell table:style-name="ce112" table:formula="of:=([.G3]-[.G11])/[.G3]" office:value-type="float" office:value="-0.0436716601816044" calcext:value-type="float">
            <text:p>-0.043671660181604</text:p>
          </table:table-cell>
          <table:table-cell table:style-name="ce112" table:number-columns-repeated="3"/>
          <table:table-cell table:style-name="ce112" table:formula="of:=([.K3]-[.K11])/[.K3]" office:value-type="float" office:value="-0.030087591206246" calcext:value-type="float">
            <text:p>-0.030087591206246</text:p>
          </table:table-cell>
          <table:table-cell table:style-name="ce112" table:formula="of:=([.L3]-[.L11])/[.L3]" office:value-type="float" office:value="-0.0527338737838029" calcext:value-type="float">
            <text:p>-0.052733873783803</text:p>
          </table:table-cell>
          <table:table-cell table:style-name="ce112" table:formula="of:=([.M3]-[.M11])/[.M3]" office:value-type="float" office:value="-0.0135183208822483" calcext:value-type="float">
            <text:p>-0.013518320882248</text:p>
          </table:table-cell>
          <table:table-cell table:style-name="ce112" table:number-columns-repeated="2"/>
          <table:table-cell table:style-name="ce112" table:formula="of:=([.P3]-[.P11])/[.P3]" office:value-type="float" office:value="0" calcext:value-type="float">
            <text:p>0</text:p>
          </table:table-cell>
          <table:table-cell table:style-name="ce112" table:formula="of:=([.Q3]-[.Q11])/[.Q3]" office:value-type="float" office:value="-0.0194873827454088" calcext:value-type="float">
            <text:p>-0.019487382745409</text:p>
          </table:table-cell>
          <table:table-cell table:style-name="ce112" table:formula="of:=([.R3]-[.R11])/[.R3]" office:value-type="float" office:value="-0.0580239705437504" calcext:value-type="float">
            <text:p>-0.05802397054375</text:p>
          </table:table-cell>
          <table:table-cell table:style-name="ce112"/>
          <table:table-cell table:style-name="ce112" table:formula="of:=([.T3]-[.T11])/[.T3]" office:value-type="float" office:value="-0.0667406325326363" calcext:value-type="float">
            <text:p>-0.066740632532636</text:p>
          </table:table-cell>
          <table:table-cell table:style-name="ce112"/>
          <table:table-cell table:style-name="ce112" table:formula="of:=([.V3]-[.V11])/[.V3]" office:value-type="float" office:value="-0.0318107179652846" calcext:value-type="float">
            <text:p>-0.031810717965285</text:p>
          </table:table-cell>
          <table:table-cell table:style-name="ce112"/>
          <table:table-cell table:style-name="ce112" table:formula="of:=([.X3]-[.X11])/[.X3]" office:value-type="float" office:value="0" calcext:value-type="float">
            <text:p>0</text:p>
          </table:table-cell>
          <table:table-cell table:style-name="ce112" table:formula="of:=([.Y3]-[.Y11])/[.Y3]" office:value-type="float" office:value="-0.00356767368719865" calcext:value-type="float">
            <text:p>-0.003567673687199</text:p>
          </table:table-cell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4" table:formula="of:=SUM([.D38:.Y38])/14" office:value-type="float" office:value="-0.0274210865890972" calcext:value-type="float">
            <text:p>-0.027421086589097</text:p>
          </table:table-cell>
          <table:table-cell table:style-name="ce13" table:formula="of:=[.B38]*(-1)" office:value-type="percentage" office:value="0.0274210865890972" calcext:value-type="percentage">
            <text:p>2.74%</text:p>
          </table:table-cell>
          <table:table-cell table:style-name="ce112" table:formula="of:=([.D3]-[.D12])/[.D3]" office:value-type="float" office:value="-0.0566114665663028" calcext:value-type="float">
            <text:p>-0.056611466566303</text:p>
          </table:table-cell>
          <table:table-cell table:style-name="ce112" table:formula="of:=([.E3]-[.E12])/[.E3]" office:value-type="float" office:value="-0.0248447204968944" calcext:value-type="float">
            <text:p>-0.024844720496894</text:p>
          </table:table-cell>
          <table:table-cell table:style-name="ce112" table:formula="of:=([.F3]-[.F12])/[.F3]" office:value-type="float" office:value="-0.00495049504950495" calcext:value-type="float">
            <text:p>-0.004950495049505</text:p>
          </table:table-cell>
          <table:table-cell table:style-name="ce112" table:formula="of:=([.G3]-[.G12])/[.G3]" office:value-type="float" office:value="-0.0376095933972449" calcext:value-type="float">
            <text:p>-0.037609593397245</text:p>
          </table:table-cell>
          <table:table-cell table:style-name="ce112" table:number-columns-repeated="3"/>
          <table:table-cell table:style-name="ce112" table:formula="of:=([.K3]-[.K12])/[.K3]" office:value-type="float" office:value="-0.0354452075216191" calcext:value-type="float">
            <text:p>-0.035445207521619</text:p>
          </table:table-cell>
          <table:table-cell table:style-name="ce112" table:formula="of:=([.L3]-[.L12])/[.L3]" office:value-type="float" office:value="-0.0571626106586969" calcext:value-type="float">
            <text:p>-0.057162610658697</text:p>
          </table:table-cell>
          <table:table-cell table:style-name="ce112" table:formula="of:=([.M3]-[.M12])/[.M3]" office:value-type="float" office:value="-0.0135183208822483" calcext:value-type="float">
            <text:p>-0.013518320882248</text:p>
          </table:table-cell>
          <table:table-cell table:style-name="ce112" table:number-columns-repeated="2"/>
          <table:table-cell table:style-name="ce112" table:formula="of:=([.P3]-[.P12])/[.P3]" office:value-type="float" office:value="0" calcext:value-type="float">
            <text:p>0</text:p>
          </table:table-cell>
          <table:table-cell table:style-name="ce112" table:formula="of:=([.Q3]-[.Q12])/[.Q3]" office:value-type="float" office:value="-0.0208085612366231" calcext:value-type="float">
            <text:p>-0.020808561236623</text:p>
          </table:table-cell>
          <table:table-cell table:style-name="ce112" table:formula="of:=([.R3]-[.R12])/[.R3]" office:value-type="float" office:value="-0.0486602910148473" calcext:value-type="float">
            <text:p>-0.048660291014847</text:p>
          </table:table-cell>
          <table:table-cell table:style-name="ce112"/>
          <table:table-cell table:style-name="ce112" table:formula="of:=([.T3]-[.T12])/[.T3]" office:value-type="float" office:value="-0.055757037962045" calcext:value-type="float">
            <text:p>-0.055757037962045</text:p>
          </table:table-cell>
          <table:table-cell table:style-name="ce112"/>
          <table:table-cell table:style-name="ce112" table:formula="of:=([.V3]-[.V12])/[.V3]" office:value-type="float" office:value="-0.0249592337741351" calcext:value-type="float">
            <text:p>-0.024959233774135</text:p>
          </table:table-cell>
          <table:table-cell table:style-name="ce112"/>
          <table:table-cell table:style-name="ce112" table:formula="of:=([.X3]-[.X12])/[.X3]" office:value-type="float" office:value="0" calcext:value-type="float">
            <text:p>0</text:p>
          </table:table-cell>
          <table:table-cell table:style-name="ce112" table:formula="of:=([.Y3]-[.Y12])/[.Y3]" office:value-type="float" office:value="-0.00356767368719891" calcext:value-type="float">
            <text:p>-0.003567673687199</text:p>
          </table:table-cell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4" table:formula="of:=SUM([.D39:.Y39])/14" office:value-type="float" office:value="-0.0109903000404264" calcext:value-type="float">
            <text:p>-0.010990300040426</text:p>
          </table:table-cell>
          <table:table-cell table:style-name="ce13" table:formula="of:=[.B39]*(-1)" office:value-type="percentage" office:value="0.0109903000404264" calcext:value-type="percentage">
            <text:p>1.10%</text:p>
          </table:table-cell>
          <table:table-cell table:style-name="ce112" table:formula="of:=([.D3]-[.D13])/[.D3]" office:value-type="float" office:value="-0.00696273993225442" calcext:value-type="float">
            <text:p>-0.006962739932254</text:p>
          </table:table-cell>
          <table:table-cell table:style-name="ce112" table:formula="of:=([.E3]-[.E13])/[.E3]" office:value-type="float" office:value="0" calcext:value-type="float">
            <text:p>0</text:p>
          </table:table-cell>
          <table:table-cell table:style-name="ce112" table:formula="of:=([.F3]-[.F13])/[.F3]" office:value-type="float" office:value="0" calcext:value-type="float">
            <text:p>0</text:p>
          </table:table-cell>
          <table:table-cell table:style-name="ce112" table:formula="of:=([.G3]-[.G13])/[.G3]" office:value-type="float" office:value="-0.0564194099157296" calcext:value-type="float">
            <text:p>-0.05641940991573</text:p>
          </table:table-cell>
          <table:table-cell table:style-name="ce112" table:number-columns-repeated="3"/>
          <table:table-cell table:style-name="ce112" table:formula="of:=([.K3]-[.K13])/[.K3]" office:value-type="float" office:value="-0.00793284512645977" calcext:value-type="float">
            <text:p>-0.00793284512646</text:p>
          </table:table-cell>
          <table:table-cell table:style-name="ce112" table:formula="of:=([.L3]-[.L13])/[.L3]" office:value-type="float" office:value="-0.0141793117160283" calcext:value-type="float">
            <text:p>-0.014179311716028</text:p>
          </table:table-cell>
          <table:table-cell table:style-name="ce112" table:formula="of:=([.M3]-[.M13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3])/[.P3]" office:value-type="float" office:value="0" calcext:value-type="float">
            <text:p>0</text:p>
          </table:table-cell>
          <table:table-cell table:style-name="ce112" table:formula="of:=([.Q3]-[.Q13])/[.Q3]" office:value-type="float" office:value="-0.00429383009644609" calcext:value-type="float">
            <text:p>-0.004293830096446</text:p>
          </table:table-cell>
          <table:table-cell table:style-name="ce112" table:formula="of:=([.R3]-[.R13])/[.R3]" office:value-type="float" office:value="-0.0186278655951525" calcext:value-type="float">
            <text:p>-0.018627865595153</text:p>
          </table:table-cell>
          <table:table-cell table:style-name="ce112"/>
          <table:table-cell table:style-name="ce112" table:formula="of:=([.T3]-[.T13])/[.T3]" office:value-type="float" office:value="-0.0243627746685433" calcext:value-type="float">
            <text:p>-0.024362774668543</text:p>
          </table:table-cell>
          <table:table-cell table:style-name="ce112"/>
          <table:table-cell table:style-name="ce112" table:formula="of:=([.V3]-[.V13])/[.V3]" office:value-type="float" office:value="-0.0210854235153556" calcext:value-type="float">
            <text:p>-0.021085423515356</text:p>
          </table:table-cell>
          <table:table-cell table:style-name="ce112"/>
          <table:table-cell table:style-name="ce112" table:formula="of:=([.X3]-[.X13])/[.X3]" office:value-type="float" office:value="0" calcext:value-type="float">
            <text:p>0</text:p>
          </table:table-cell>
          <table:table-cell table:style-name="ce112" table:formula="of:=([.Y3]-[.Y13])/[.Y3]" office:value-type="float" office:value="0" calcext:value-type="float">
            <text:p>0</text:p>
          </table:table-cell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4" table:formula="of:=SUM([.D40:.Y40])/14" office:value-type="float" office:value="-0.0125198851932127" calcext:value-type="float">
            <text:p>-0.012519885193213</text:p>
          </table:table-cell>
          <table:table-cell table:style-name="ce13" table:formula="of:=[.B40]*(-1)" office:value-type="percentage" office:value="0.0125198851932127" calcext:value-type="percentage">
            <text:p>1.25%</text:p>
          </table:table-cell>
          <table:table-cell table:style-name="ce112" table:formula="of:=([.D3]-[.D14])/[.D3]" office:value-type="float" office:value="-0.0110086563793752" calcext:value-type="float">
            <text:p>-0.011008656379375</text:p>
          </table:table-cell>
          <table:table-cell table:style-name="ce112" table:formula="of:=([.E3]-[.E14])/[.E3]" office:value-type="float" office:value="0" calcext:value-type="float">
            <text:p>0</text:p>
          </table:table-cell>
          <table:table-cell table:style-name="ce112" table:formula="of:=([.F3]-[.F14])/[.F3]" office:value-type="float" office:value="0" calcext:value-type="float">
            <text:p>0</text:p>
          </table:table-cell>
          <table:table-cell table:style-name="ce112" table:formula="of:=([.G3]-[.G14])/[.G3]" office:value-type="float" office:value="-0.0521336563990962" calcext:value-type="float">
            <text:p>-0.052133656399096</text:p>
          </table:table-cell>
          <table:table-cell table:style-name="ce112" table:number-columns-repeated="3"/>
          <table:table-cell table:style-name="ce112" table:formula="of:=([.K3]-[.K14])/[.K3]" office:value-type="float" office:value="-0.0135952554644386" calcext:value-type="float">
            <text:p>-0.013595255464439</text:p>
          </table:table-cell>
          <table:table-cell table:style-name="ce112" table:formula="of:=([.L3]-[.L14])/[.L3]" office:value-type="float" office:value="-0.0316122707591119" calcext:value-type="float">
            <text:p>-0.031612270759112</text:p>
          </table:table-cell>
          <table:table-cell table:style-name="ce112" table:formula="of:=([.M3]-[.M14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4])/[.P3]" office:value-type="float" office:value="0" calcext:value-type="float">
            <text:p>0</text:p>
          </table:table-cell>
          <table:table-cell table:style-name="ce112" table:formula="of:=([.Q3]-[.Q14])/[.Q3]" office:value-type="float" office:value="-0.0128154313647774" calcext:value-type="float">
            <text:p>-0.012815431364778</text:p>
          </table:table-cell>
          <table:table-cell table:style-name="ce112" table:formula="of:=([.R3]-[.R14])/[.R3]" office:value-type="float" office:value="-0.0194900055043793" calcext:value-type="float">
            <text:p>-0.019490005504379</text:p>
          </table:table-cell>
          <table:table-cell table:style-name="ce112"/>
          <table:table-cell table:style-name="ce112" table:formula="of:=([.T3]-[.T14])/[.T3]" office:value-type="float" office:value="-0.00988913299568914" calcext:value-type="float">
            <text:p>-0.009889132995689</text:p>
          </table:table-cell>
          <table:table-cell table:style-name="ce112"/>
          <table:table-cell table:style-name="ce112" table:formula="of:=([.V3]-[.V14])/[.V3]" office:value-type="float" office:value="-0.0247339838381097" calcext:value-type="float">
            <text:p>-0.02473398383811</text:p>
          </table:table-cell>
          <table:table-cell table:style-name="ce112"/>
          <table:table-cell table:style-name="ce112" table:formula="of:=([.X3]-[.X14])/[.X3]" office:value-type="float" office:value="0" calcext:value-type="float">
            <text:p>0</text:p>
          </table:table-cell>
          <table:table-cell table:style-name="ce112" table:formula="of:=([.Y3]-[.Y14])/[.Y3]" office:value-type="float" office:value="0" calcext:value-type="float">
            <text:p>0</text:p>
          </table:table-cell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4" table:formula="of:=SUM([.D41:.Y41])/14" office:value-type="float" office:value="-0.00944759538746505" calcext:value-type="float">
            <text:p>-0.009447595387465</text:p>
          </table:table-cell>
          <table:table-cell table:style-name="ce13" table:formula="of:=[.B41]*(-1)" office:value-type="percentage" office:value="0.00944759538746505" calcext:value-type="percentage">
            <text:p>0.94%</text:p>
          </table:table-cell>
          <table:table-cell table:style-name="ce112" table:formula="of:=([.D3]-[.D15])/[.D3]" office:value-type="float" office:value="-0.00583364697026722" calcext:value-type="float">
            <text:p>-0.005833646970267</text:p>
          </table:table-cell>
          <table:table-cell table:style-name="ce112" table:formula="of:=([.E3]-[.E15])/[.E3]" office:value-type="float" office:value="0" calcext:value-type="float">
            <text:p>0</text:p>
          </table:table-cell>
          <table:table-cell table:style-name="ce112" table:formula="of:=([.F3]-[.F15])/[.F3]" office:value-type="float" office:value="0" calcext:value-type="float">
            <text:p>0</text:p>
          </table:table-cell>
          <table:table-cell table:style-name="ce112" table:formula="of:=([.G3]-[.G15])/[.G3]" office:value-type="float" office:value="-0.0287521219333593" calcext:value-type="float">
            <text:p>-0.028752121933359</text:p>
          </table:table-cell>
          <table:table-cell table:style-name="ce112" table:number-columns-repeated="3"/>
          <table:table-cell table:style-name="ce112" table:formula="of:=([.K3]-[.K15])/[.K3]" office:value-type="float" office:value="-0.009217723372006" calcext:value-type="float">
            <text:p>-0.009217723372006</text:p>
          </table:table-cell>
          <table:table-cell table:style-name="ce112" table:formula="of:=([.L3]-[.L15])/[.L3]" office:value-type="float" office:value="-0.0341907560734085" calcext:value-type="float">
            <text:p>-0.034190756073409</text:p>
          </table:table-cell>
          <table:table-cell table:style-name="ce112" table:formula="of:=([.M3]-[.M15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5])/[.P3]" office:value-type="float" office:value="-0.00366876310272543" calcext:value-type="float">
            <text:p>-0.003668763102725</text:p>
          </table:table-cell>
          <table:table-cell table:style-name="ce112" table:formula="of:=([.Q3]-[.Q15])/[.Q3]" office:value-type="float" office:value="-0.00693618707887436" calcext:value-type="float">
            <text:p>-0.006936187078874</text:p>
          </table:table-cell>
          <table:table-cell table:style-name="ce112" table:formula="of:=([.R3]-[.R15])/[.R3]" office:value-type="float" office:value="-0.0136914307399382" calcext:value-type="float">
            <text:p>-0.013691430739938</text:p>
          </table:table-cell>
          <table:table-cell table:style-name="ce112"/>
          <table:table-cell table:style-name="ce112" table:formula="of:=([.T3]-[.T15])/[.T3]" office:value-type="float" office:value="-0.00972644246991444" calcext:value-type="float">
            <text:p>-0.009726442469914</text:p>
          </table:table-cell>
          <table:table-cell table:style-name="ce112"/>
          <table:table-cell table:style-name="ce112" table:formula="of:=([.V3]-[.V15])/[.V3]" office:value-type="float" office:value="-0.0202492636840172" calcext:value-type="float">
            <text:p>-0.020249263684017</text:p>
          </table:table-cell>
          <table:table-cell table:style-name="ce112"/>
          <table:table-cell table:style-name="ce112" table:formula="of:=([.X3]-[.X15])/[.X3]" office:value-type="float" office:value="0" calcext:value-type="float">
            <text:p>0</text:p>
          </table:table-cell>
          <table:table-cell table:style-name="ce112" table:formula="of:=([.Y3]-[.Y15])/[.Y3]" office:value-type="float" office:value="0" calcext:value-type="float">
            <text:p>0</text:p>
          </table:table-cell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4" table:formula="of:=SUM([.D42:.Y42])/14" office:value-type="float" office:value="-0.0102611166134656" calcext:value-type="float">
            <text:p>-0.010261116613466</text:p>
          </table:table-cell>
          <table:table-cell table:style-name="ce13" table:formula="of:=[.B42]*(-1)" office:value-type="percentage" office:value="0.0102611166134656" calcext:value-type="percentage">
            <text:p>1.03%</text:p>
          </table:table-cell>
          <table:table-cell table:style-name="ce112" table:formula="of:=([.D3]-[.D16])/[.D3]" office:value-type="float" office:value="-0.00627273867770663" calcext:value-type="float">
            <text:p>-0.006272738677707</text:p>
          </table:table-cell>
          <table:table-cell table:style-name="ce112" table:formula="of:=([.E3]-[.E16])/[.E3]" office:value-type="float" office:value="0" calcext:value-type="float">
            <text:p>0</text:p>
          </table:table-cell>
          <table:table-cell table:style-name="ce112" table:formula="of:=([.F3]-[.F16])/[.F3]" office:value-type="float" office:value="0" calcext:value-type="float">
            <text:p>0</text:p>
          </table:table-cell>
          <table:table-cell table:style-name="ce112" table:formula="of:=([.G3]-[.G16])/[.G3]" office:value-type="float" office:value="-0.0214519834022344" calcext:value-type="float">
            <text:p>-0.021451983402235</text:p>
          </table:table-cell>
          <table:table-cell table:style-name="ce112" table:number-columns-repeated="3"/>
          <table:table-cell table:style-name="ce112" table:formula="of:=([.K3]-[.K16])/[.K3]" office:value-type="float" office:value="-0.00909557108842584" calcext:value-type="float">
            <text:p>-0.009095571088426</text:p>
          </table:table-cell>
          <table:table-cell table:style-name="ce112" table:formula="of:=([.L3]-[.L16])/[.L3]" office:value-type="float" office:value="-0.0271326332478128" calcext:value-type="float">
            <text:p>-0.027132633247813</text:p>
          </table:table-cell>
          <table:table-cell table:style-name="ce112" table:formula="of:=([.M3]-[.M16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6])/[.P3]" office:value-type="float" office:value="0" calcext:value-type="float">
            <text:p>0</text:p>
          </table:table-cell>
          <table:table-cell table:style-name="ce112" table:formula="of:=([.Q3]-[.Q16])/[.Q3]" office:value-type="float" office:value="-0.00964460298586345" calcext:value-type="float">
            <text:p>-0.009644602985863</text:p>
          </table:table-cell>
          <table:table-cell table:style-name="ce112" table:formula="of:=([.R3]-[.R16])/[.R3]" office:value-type="float" office:value="-0.0170129675618861" calcext:value-type="float">
            <text:p>-0.017012967561886</text:p>
          </table:table-cell>
          <table:table-cell table:style-name="ce112"/>
          <table:table-cell table:style-name="ce112" table:formula="of:=([.T3]-[.T16])/[.T3]" office:value-type="float" office:value="-0.0269029022165393" calcext:value-type="float">
            <text:p>-0.026902902216539</text:p>
          </table:table-cell>
          <table:table-cell table:style-name="ce112"/>
          <table:table-cell table:style-name="ce112" table:formula="of:=([.V3]-[.V16])/[.V3]" office:value-type="float" office:value="-0.0261422334080497" calcext:value-type="float">
            <text:p>-0.02614223340805</text:p>
          </table:table-cell>
          <table:table-cell table:style-name="ce112"/>
          <table:table-cell table:style-name="ce112" table:formula="of:=([.X3]-[.X16])/[.X3]" office:value-type="float" office:value="0" calcext:value-type="float">
            <text:p>0</text:p>
          </table:table-cell>
          <table:table-cell table:style-name="ce112" table:formula="of:=([.Y3]-[.Y16])/[.Y3]" office:value-type="float" office:value="0" calcext:value-type="float">
            <text:p>0</text:p>
          </table:table-cell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4" table:formula="of:=SUM([.D43:.Y43])/14" office:value-type="float" office:value="-0.00949882909154545" calcext:value-type="float">
            <text:p>-0.009498829091545</text:p>
          </table:table-cell>
          <table:table-cell table:style-name="ce13" table:formula="of:=[.B43]*(-1)" office:value-type="percentage" office:value="0.00949882909154545" calcext:value-type="percentage">
            <text:p>0.95%</text:p>
          </table:table-cell>
          <table:table-cell table:style-name="ce112" table:formula="of:=([.D3]-[.D17])/[.D3]" office:value-type="float" office:value="-0.00966001756366824" calcext:value-type="float">
            <text:p>-0.009660017563668</text:p>
          </table:table-cell>
          <table:table-cell table:style-name="ce112" table:formula="of:=([.E3]-[.E17])/[.E3]" office:value-type="float" office:value="0" calcext:value-type="float">
            <text:p>0</text:p>
          </table:table-cell>
          <table:table-cell table:style-name="ce112" table:formula="of:=([.F3]-[.F17])/[.F3]" office:value-type="float" office:value="0" calcext:value-type="float">
            <text:p>0</text:p>
          </table:table-cell>
          <table:table-cell table:style-name="ce112" table:formula="of:=([.G3]-[.G17])/[.G3]" office:value-type="float" office:value="-0.0344443553135482" calcext:value-type="float">
            <text:p>-0.034444355313548</text:p>
          </table:table-cell>
          <table:table-cell table:style-name="ce112" table:number-columns-repeated="3"/>
          <table:table-cell table:style-name="ce112" table:formula="of:=([.K3]-[.K17])/[.K3]" office:value-type="float" office:value="-0.00710755910930073" calcext:value-type="float">
            <text:p>-0.007107559109301</text:p>
          </table:table-cell>
          <table:table-cell table:style-name="ce112" table:formula="of:=([.L3]-[.L17])/[.L3]" office:value-type="float" office:value="-0.0239831698780477" calcext:value-type="float">
            <text:p>-0.023983169878048</text:p>
          </table:table-cell>
          <table:table-cell table:style-name="ce112" table:formula="of:=([.M3]-[.M17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7])/[.P3]" office:value-type="float" office:value="0" calcext:value-type="float">
            <text:p>0</text:p>
          </table:table-cell>
          <table:table-cell table:style-name="ce112" table:formula="of:=([.Q3]-[.Q17])/[.Q3]" office:value-type="float" office:value="-0.00521865504029588" calcext:value-type="float">
            <text:p>-0.005218655040296</text:p>
          </table:table-cell>
          <table:table-cell table:style-name="ce112" table:formula="of:=([.R3]-[.R17])/[.R3]" office:value-type="float" office:value="-0.0163006591055023" calcext:value-type="float">
            <text:p>-0.016300659105502</text:p>
          </table:table-cell>
          <table:table-cell table:style-name="ce112"/>
          <table:table-cell table:style-name="ce112" table:formula="of:=([.T3]-[.T17])/[.T3]" office:value-type="float" office:value="-0.0184500259098759" calcext:value-type="float">
            <text:p>-0.018450025909876</text:p>
          </table:table-cell>
          <table:table-cell table:style-name="ce112"/>
          <table:table-cell table:style-name="ce112" table:formula="of:=([.V3]-[.V17])/[.V3]" office:value-type="float" office:value="-0.0178191653613974" calcext:value-type="float">
            <text:p>-0.017819165361398</text:p>
          </table:table-cell>
          <table:table-cell table:style-name="ce112"/>
          <table:table-cell table:style-name="ce112" table:formula="of:=([.X3]-[.X17])/[.X3]" office:value-type="float" office:value="0" calcext:value-type="float">
            <text:p>0</text:p>
          </table:table-cell>
          <table:table-cell table:style-name="ce112" table:formula="of:=([.Y3]-[.Y17])/[.Y3]" office:value-type="float" office:value="0" calcext:value-type="float">
            <text:p>0</text:p>
          </table:table-cell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4" table:formula="of:=SUM([.D44:.Y44])/14" office:value-type="float" office:value="-0.0137844874616312" calcext:value-type="float">
            <text:p>-0.013784487461631</text:p>
          </table:table-cell>
          <table:table-cell table:style-name="ce13" table:formula="of:=[.B44]*(-1)" office:value-type="percentage" office:value="0.0137844874616312" calcext:value-type="percentage">
            <text:p>1.38%</text:p>
          </table:table-cell>
          <table:table-cell table:style-name="ce112" table:formula="of:=([.D3]-[.D18])/[.D3]" office:value-type="float" office:value="-0.00414000752728641" calcext:value-type="float">
            <text:p>-0.004140007527286</text:p>
          </table:table-cell>
          <table:table-cell table:style-name="ce112" table:formula="of:=([.E3]-[.E18])/[.E3]" office:value-type="float" office:value="0" calcext:value-type="float">
            <text:p>0</text:p>
          </table:table-cell>
          <table:table-cell table:style-name="ce112" table:formula="of:=([.F3]-[.F18])/[.F3]" office:value-type="float" office:value="0" calcext:value-type="float">
            <text:p>0</text:p>
          </table:table-cell>
          <table:table-cell table:style-name="ce112" table:formula="of:=([.G3]-[.G18])/[.G3]" office:value-type="float" office:value="-0.0573780128795923" calcext:value-type="float">
            <text:p>-0.057378012879592</text:p>
          </table:table-cell>
          <table:table-cell table:style-name="ce112" table:number-columns-repeated="3"/>
          <table:table-cell table:style-name="ce112" table:formula="of:=([.K3]-[.K18])/[.K3]" office:value-type="float" office:value="-0.0122929692226947" calcext:value-type="float">
            <text:p>-0.012292969222695</text:p>
          </table:table-cell>
          <table:table-cell table:style-name="ce112" table:formula="of:=([.L3]-[.L18])/[.L3]" office:value-type="float" office:value="-0.0312552659622006" calcext:value-type="float">
            <text:p>-0.031255265962201</text:p>
          </table:table-cell>
          <table:table-cell table:style-name="ce112" table:formula="of:=([.M3]-[.M18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8])/[.P3]" office:value-type="float" office:value="0" calcext:value-type="float">
            <text:p>0</text:p>
          </table:table-cell>
          <table:table-cell table:style-name="ce112" table:formula="of:=([.Q3]-[.Q18])/[.Q3]" office:value-type="float" office:value="-0.00528471396485671" calcext:value-type="float">
            <text:p>-0.005284713964857</text:p>
          </table:table-cell>
          <table:table-cell table:style-name="ce112" table:formula="of:=([.R3]-[.R18])/[.R3]" office:value-type="float" office:value="-0.0348103373778852" calcext:value-type="float">
            <text:p>-0.034810337377885</text:p>
          </table:table-cell>
          <table:table-cell table:style-name="ce112"/>
          <table:table-cell table:style-name="ce112" table:formula="of:=([.T3]-[.T18])/[.T3]" office:value-type="float" office:value="-0.0224939958818388" calcext:value-type="float">
            <text:p>-0.022493995881839</text:p>
          </table:table-cell>
          <table:table-cell table:style-name="ce112"/>
          <table:table-cell table:style-name="ce112" table:formula="of:=([.V3]-[.V18])/[.V3]" office:value-type="float" office:value="-0.0253275216464819" calcext:value-type="float">
            <text:p>-0.025327521646482</text:p>
          </table:table-cell>
          <table:table-cell table:style-name="ce112"/>
          <table:table-cell table:style-name="ce112" table:formula="of:=([.X3]-[.X18])/[.X3]" office:value-type="float" office:value="0" calcext:value-type="float">
            <text:p>0</text:p>
          </table:table-cell>
          <table:table-cell table:style-name="ce112" table:formula="of:=([.Y3]-[.Y18])/[.Y3]" office:value-type="float" office:value="0" calcext:value-type="float">
            <text:p>0</text:p>
          </table:table-cell>
        </table:table-row>
        <table:table-row table:style-name="ro5" table:number-rows-repeated="2">
          <table:table-cell table:style-name="ce6" table:number-columns-repeated="25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E(h)</text:p>
          </table:table-cell>
          <table:table-cell table:style-name="ce6" table:number-columns-repeated="22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2" table:formula="of:=[.C33]" office:value-type="percentage" office:value="0.0260131499031556" calcext:value-type="percentage">
            <text:p>2.60%</text:p>
          </table:table-cell>
          <table:table-cell table:style-name="ce12" table:formula="of:=[.C20]" office:value-type="percentage" office:value="0.0121202927969278" calcext:value-type="percentage">
            <text:p>1.21%</text:p>
          </table:table-cell>
          <table:table-cell table:style-name="ce6" table:number-columns-repeated="22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2" table:formula="of:=[.C34]" office:value-type="percentage" office:value="0.031080565970183" calcext:value-type="percentage">
            <text:p>3.11%</text:p>
          </table:table-cell>
          <table:table-cell table:style-name="ce12" table:formula="of:=[.C21]" office:value-type="percentage" office:value="0.016785377491194" calcext:value-type="percentage">
            <text:p>1.68%</text:p>
          </table:table-cell>
          <table:table-cell table:style-name="ce6" table:number-columns-repeated="22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2" table:formula="of:=[.C35]" office:value-type="percentage" office:value="0.0282561392069439" calcext:value-type="percentage">
            <text:p>2.83%</text:p>
          </table:table-cell>
          <table:table-cell table:style-name="ce12" table:formula="of:=[.C22]" office:value-type="percentage" office:value="0.0169995440136699" calcext:value-type="percentage">
            <text:p>1.70%</text:p>
          </table:table-cell>
          <table:table-cell table:style-name="ce6" table:number-columns-repeated="22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2" table:formula="of:=[.C36]" office:value-type="percentage" office:value="0.0307478415395185" calcext:value-type="percentage">
            <text:p>3.07%</text:p>
          </table:table-cell>
          <table:table-cell table:style-name="ce12" table:formula="of:=[.C23]" office:value-type="percentage" office:value="0.0184418999611031" calcext:value-type="percentage">
            <text:p>1.84%</text:p>
          </table:table-cell>
          <table:table-cell table:style-name="ce6" table:number-columns-repeated="22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2" table:formula="of:=[.C37]" office:value-type="percentage" office:value="0.0285432490334581" calcext:value-type="percentage">
            <text:p>2.85%</text:p>
          </table:table-cell>
          <table:table-cell table:style-name="ce12" table:formula="of:=[.C24]" office:value-type="percentage" office:value="0.0145555563293762" calcext:value-type="percentage">
            <text:p>1.46%</text:p>
          </table:table-cell>
          <table:table-cell table:style-name="ce6" table:number-columns-repeated="22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2" table:formula="of:=[.C38]" office:value-type="percentage" office:value="0.0274210865890972" calcext:value-type="percentage">
            <text:p>2.74%</text:p>
          </table:table-cell>
          <table:table-cell table:style-name="ce12" table:formula="of:=[.C25]" office:value-type="percentage" office:value="0.0136579080812831" calcext:value-type="percentage">
            <text:p>1.37%</text:p>
          </table:table-cell>
          <table:table-cell table:style-name="ce6" table:number-columns-repeated="22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2" table:formula="of:=[.C39]" office:value-type="percentage" office:value="0.0109903000404264" calcext:value-type="percentage">
            <text:p>1.10%</text:p>
          </table:table-cell>
          <table:table-cell table:style-name="ce12" table:formula="of:=[.C26]" office:value-type="percentage" office:value="0.0003168683066143" calcext:value-type="percentage">
            <text:p>0.03%</text:p>
          </table:table-cell>
          <table:table-cell table:style-name="ce6" table:number-columns-repeated="22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2" table:formula="of:=[.C40]" office:value-type="percentage" office:value="0.0125198851932127" calcext:value-type="percentage">
            <text:p>1.25%</text:p>
          </table:table-cell>
          <table:table-cell table:style-name="ce12" table:formula="of:=[.C27]" office:value-type="percentage" office:value="0.00210674297372239" calcext:value-type="percentage">
            <text:p>0.21%</text:p>
          </table:table-cell>
          <table:table-cell table:style-name="ce6" table:number-columns-repeated="22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41]" office:value-type="percentage" office:value="0.00944759538746505" calcext:value-type="percentage">
            <text:p>0.94%</text:p>
          </table:table-cell>
          <table:table-cell table:style-name="ce12" table:formula="of:=[.C28]" office:value-type="percentage" office:value="0.00373421318933915" calcext:value-type="percentage">
            <text:p>0.37%</text:p>
          </table:table-cell>
          <table:table-cell table:style-name="ce6" table:number-columns-repeated="22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2" table:formula="of:=[.C42]" office:value-type="percentage" office:value="0.0102611166134656" calcext:value-type="percentage">
            <text:p>1.03%</text:p>
          </table:table-cell>
          <table:table-cell table:style-name="ce12" table:formula="of:=[.C29]" office:value-type="percentage" office:value="0.00229432781077476" calcext:value-type="percentage">
            <text:p>0.23%</text:p>
          </table:table-cell>
          <table:table-cell table:style-name="ce6" table:number-columns-repeated="22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2" table:formula="of:=[.C43]" office:value-type="percentage" office:value="0.00949882909154545" calcext:value-type="percentage">
            <text:p>0.95%</text:p>
          </table:table-cell>
          <table:table-cell table:style-name="ce12" table:formula="of:=[.C30]" office:value-type="percentage" office:value="0.00283259842223765" calcext:value-type="percentage">
            <text:p>0.28%</text:p>
          </table:table-cell>
          <table:table-cell table:style-name="ce6" table:number-columns-repeated="22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2" table:formula="of:=[.C44]" office:value-type="percentage" office:value="0.0137844874616312" calcext:value-type="percentage">
            <text:p>1.38%</text:p>
          </table:table-cell>
          <table:table-cell table:style-name="ce12" table:formula="of:=[.C31]" office:value-type="percentage" office:value="0.00519242292691701" calcext:value-type="percentage">
            <text:p>0.52%</text:p>
          </table:table-cell>
          <table:table-cell table:style-name="ce6" table:number-columns-repeated="22"/>
        </table:table-row>
        <table:table-row table:style-name="ro5" table:number-rows-repeated="11">
          <table:table-cell table:style-name="ce6" table:number-columns-repeated="25"/>
        </table:table-row>
        <table:table-row table:style-name="ro5" table:number-rows-repeated="1048505">
          <table:table-cell table:number-columns-repeated="25"/>
        </table:table-row>
        <table:table-row table:style-name="ro5">
          <table:table-cell table:number-columns-repeated="25"/>
        </table:table-row>
      </table:table>
      <table:table table:name="Sheet2" table:style-name="ta1">
        <table:table-column table:style-name="co19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4"/>
        </table:table-row>
        <table:table-row table:style-name="ro5">
          <table:table-cell table:number-columns-repeated="4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08:26:43.612373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2T08:40:14.449892401</dc:date>
    <meta:editing-duration>P2DT11H59M18S</meta:editing-duration>
    <meta:editing-cycles>92</meta:editing-cycles>
    <meta:generator>LibreOffice/6.4.2.2$MacOSX_X86_64 LibreOffice_project/4e471d8c02c9c90f512f7f9ead8875b57fcb1ec3</meta:generator>
    <meta:document-statistic meta:table-count="2" meta:cell-count="718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  <style:graphic-properties draw:fill-color="#b4c7dc"/>
    </style:style>
    <style:style style:name="ch11" style:family="chart">
      <style:chart-properties chart:solid-type="cuboid"/>
      <style:graphic-properties draw:fill-color="#ffdbb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B59" chart:data-source-has-labels="column" svg:x="2.077cm" svg:y="0.345cm" svg:width="18.635cm" svg:height="14.98cm">
          <chartooo:coordinate-region svg:x="3.777cm" svg:y="0.647cm" svg:width="16.935cm" svg:height="10.915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9cm" chart:style-name="ch6">
              <text:p>E(opt)</text:p>
            </chart:title>
            <chart:grid chart:style-name="ch7" chart:class="major"/>
          </chart:axis>
          <chart:series chart:style-name="ch8" chart:values-cell-range-address="RESULTS.B48:RESULTS.B59" chart:class="chart:bar">
            <chart:data-point chart:style-name="ch9"/>
            <chart:data-point chart:style-name="ch10" chart:repeated="5"/>
            <chart:data-point chart:style-name="ch11"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260131499031556">
                <text:p>0.0260131499031556</text:p>
                <draw:g>
                  <svg:desc>RESULTS.B48:RESULTS.B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31080565970183">
                <text:p>0.031080565970183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282561392069439">
                <text:p>0.0282561392069439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307478415395185">
                <text:p>0.0307478415395185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285432490334581">
                <text:p>0.0285432490334581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274210865890972">
                <text:p>0.0274210865890972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109903000404264">
                <text:p>0.0109903000404264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125198851932127">
                <text:p>0.0125198851932127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0944759538746505">
                <text:p>0.00944759538746505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102611166134656">
                <text:p>0.0102611166134656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0949882909154545">
                <text:p>0.00949882909154545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137844874616312">
                <text:p>0.0137844874616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  <style:graphic-properties draw:fill-color="#ffe994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A59 RESULTS.C48:RESULTS.C59" chart:data-source-has-labels="column" svg:x="2.077cm" svg:y="0.345cm" svg:width="18.635cm" svg:height="14.98cm">
          <chartooo:coordinate-region svg:x="3.777cm" svg:y="0.646cm" svg:width="16.935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7cm" chart:style-name="ch6">
              <text:p>E(h)</text:p>
            </chart:title>
            <chart:grid chart:style-name="ch7" chart:class="major"/>
          </chart:axis>
          <chart:series chart:style-name="ch8" chart:values-cell-range-address="RESULTS.C48:RESULTS.C59" chart:class="chart:bar">
            <chart:data-point chart:repeated="3"/>
            <chart:data-point chart:style-name="ch9"/>
            <chart:data-point chart:repeated="2"/>
            <chart:data-point chart:style-name="ch10"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121202927969278">
                <text:p>0.0121202927969278</text:p>
                <draw:g>
                  <svg:desc>RESULTS.C48:RESULTS.C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16785377491194">
                <text:p>0.016785377491194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169995440136699">
                <text:p>0.0169995440136699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184418999611031">
                <text:p>0.0184418999611031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145555563293762">
                <text:p>0.0145555563293762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136579080812831">
                <text:p>0.0136579080812831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003168683066143">
                <text:p>0.0003168683066143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0210674297372239">
                <text:p>0.00210674297372239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0373421318933915">
                <text:p>0.00373421318933915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0229432781077476">
                <text:p>0.00229432781077476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0283259842223765">
                <text:p>0.00283259842223765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0519242292691701">
                <text:p>0.005192422926917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